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11.18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0.37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31.61mm"/>
    </style:style>
    <style:style style:name="co15" style:family="table-column">
      <style:table-column-properties fo:break-before="auto" style:column-width="22.4mm"/>
    </style:style>
    <style:style style:name="co16" style:family="table-column">
      <style:table-column-properties fo:break-before="auto" style:column-width="7.25mm"/>
    </style:style>
    <style:style style:name="co17" style:family="table-column">
      <style:table-column-properties fo:break-before="auto" style:column-width="36.62mm"/>
    </style:style>
    <style:style style:name="co18" style:family="table-column">
      <style:table-column-properties fo:break-before="auto" style:column-width="36.3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47" style:family="table-cell" style:parent-style-name="Default" style:data-style-name="N39"/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3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6b3" style:text-outline="false" style:text-line-through-style="none" style:text-line-through-type="none" style:font-name="Ubuntu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2" table:default-cell-style-name="Default"/>
        <table:table-column table:style-name="co13" table:default-cell-style-name="ce2"/>
        <table:table-column table:style-name="co2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column table:style-name="co15" table:default-cell-style-name="Default"/>
        <table:table-column table:style-name="co2" table:number-columns-repeated="1000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2"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/>
          <table:table-cell table:style-name="ce8" office:value-type="string" calcext:value-type="string">
            <text:p>PREMIA</text:p>
          </table:table-cell>
          <table:table-cell/>
          <table:table-cell table:style-name="ce8" office:value-type="string" calcext:value-type="string">
            <text:p>PŁACA BRUTTO</text:p>
          </table:table-cell>
          <table:table-cell table:style-name="ce4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 table:formula="of:=DAYS([.X$2];[.F2])" office:value-type="float" office:value="11831" calcext:value-type="float">
            <text:p>11831</text:p>
          </table:table-cell>
          <table:table-cell table:style-name="ce12" table:formula="of:=IF([.J2]&gt;9500;[.I2]*0.4;[.I2]*0.3)" office:value-type="float" office:value="177.5" calcext:value-type="float">
            <text:p>177,50 <text:s text:c="4"/></text:p>
          </table:table-cell>
          <table:table-cell table:style-name="ce16" table:number-columns-repeated="2"/>
          <table:table-cell table:number-columns-repeated="2"/>
          <table:table-cell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/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&gt;300</text:p>
          </table:table-cell>
          <table:table-cell table:number-columns-repeated="2"/>
          <table:table-cell table:style-name="ce47" office:value-type="date" office:date-value="2019-05-16" calcext:value-type="date">
            <text:p>16 V 19</text:p>
          </table:table-cell>
          <table:table-cell table:number-columns-repeated="100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 table:formula="of:=DAYS([.X$2];[.F3])" office:value-type="float" office:value="12368" calcext:value-type="float">
            <text:p>12368</text:p>
          </table:table-cell>
          <table:table-cell table:style-name="ce12" table:formula="of:=IF([.J3]&gt;9500;[.I3]*0.4;[.I3]*0.3)" office:value-type="float" office:value="188.86" calcext:value-type="float">
            <text:p>188,86 <text:s text:c="4"/>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 table:formula="of:=DAYS([.X$2];[.F4])" office:value-type="float" office:value="10521" calcext:value-type="float">
            <text:p>10521</text:p>
          </table:table-cell>
          <table:table-cell table:style-name="ce12" table:formula="of:=IF([.J4]&gt;9500;[.I4]*0.4;[.I4]*0.3)" office:value-type="float" office:value="281.4" calcext:value-type="float">
            <text:p>281,40 <text:s text:c="4"/>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 table:formula="of:=DAYS([.X$2];[.F5])" office:value-type="float" office:value="11300" calcext:value-type="float">
            <text:p>11300</text:p>
          </table:table-cell>
          <table:table-cell table:style-name="ce12" table:formula="of:=IF([.J5]&gt;9500;[.I5]*0.4;[.I5]*0.3)" office:value-type="float" office:value="140" calcext:value-type="float">
            <text:p>140,00 <text:s text:c="4"/></text:p>
          </table:table-cell>
          <table:table-cell table:style-name="ce17"/>
          <table:table-cell table:style-name="ce19"/>
          <table:table-cell table:number-columns-repeated="8"/>
          <table:table-cell table:number-columns-repeated="2" table:style-name="ce4" office:value-type="string" calcext:value-type="string">
            <text:p>DATA ZATR.</text:p>
          </table:table-cell>
          <table:table-cell table:number-columns-repeated="100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 table:formula="of:=DAYS([.X$2];[.F6])" office:value-type="float" office:value="13092" calcext:value-type="float">
            <text:p>13092</text:p>
          </table:table-cell>
          <table:table-cell table:style-name="ce12" table:formula="of:=IF([.J6]&gt;9500;[.I6]*0.4;[.I6]*0.3)" office:value-type="float" office:value="201.6" calcext:value-type="float">
            <text:p>201,60 <text:s text:c="4"/></text:p>
          </table:table-cell>
          <table:table-cell table:style-name="ce18"/>
          <table:table-cell table:style-name="ce20"/>
          <table:table-cell table:number-columns-repeated="2"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number-columns-repeated="4"/>
          <table:table-cell office:value-type="string" calcext:value-type="string">
            <text:p>&gt;1.01.1988</text:p>
          </table:table-cell>
          <table:table-cell office:value-type="string" calcext:value-type="string">
            <text:p>&lt;30.12.1990</text:p>
          </table:table-cell>
          <table:table-cell table:number-columns-repeated="100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 table:formula="of:=DAYS([.X$2];[.F7])" office:value-type="float" office:value="11668" calcext:value-type="float">
            <text:p>11668</text:p>
          </table:table-cell>
          <table:table-cell table:style-name="ce12" table:formula="of:=IF([.J7]&gt;9500;[.I7]*0.4;[.I7]*0.3)" office:value-type="float" office:value="336" calcext:value-type="float">
            <text:p>336,00 <text:s text:c="4"/></text:p>
          </table:table-cell>
          <table:table-cell table:style-name="ce18"/>
          <table:table-cell table:style-name="ce20"/>
          <table:table-cell table:number-columns-repeated="2"/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number-columns-repeated="1007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 table:formula="of:=DAYS([.X$2];[.F8])" office:value-type="float" office:value="11036" calcext:value-type="float">
            <text:p>11036</text:p>
          </table:table-cell>
          <table:table-cell table:style-name="ce12" table:formula="of:=IF([.J8]&gt;9500;[.I8]*0.4;[.I8]*0.3)" office:value-type="float" office:value="169.4" calcext:value-type="float">
            <text:p>169,4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 table:formula="of:=DAYS([.X$2];[.F9])" office:value-type="float" office:value="13180" calcext:value-type="float">
            <text:p>13180</text:p>
          </table:table-cell>
          <table:table-cell table:style-name="ce12" table:formula="of:=IF([.J9]&gt;9500;[.I9]*0.4;[.I9]*0.3)" office:value-type="float" office:value="344" calcext:value-type="float">
            <text:p>344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 table:formula="of:=DAYS([.X$2];[.F10])" office:value-type="float" office:value="10696" calcext:value-type="float">
            <text:p>10696</text:p>
          </table:table-cell>
          <table:table-cell table:style-name="ce12" table:formula="of:=IF([.J10]&gt;9500;[.I10]*0.4;[.I10]*0.3)" office:value-type="float" office:value="188.86" calcext:value-type="float">
            <text:p>188,86 <text:s text:c="4"/></text:p>
          </table:table-cell>
          <table:table-cell table:style-name="ce18"/>
          <table:table-cell table:style-name="ce20"/>
          <table:table-cell table:number-columns-repeated="2"/>
          <table:table-cell table:style-name="ce8" office:value-type="string" calcext:value-type="string">
            <text:p>PŁACA BRUTTO</text:p>
          </table:table-cell>
          <table:table-cell table:number-columns-repeated="1008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 table:formula="of:=DAYS([.X$2];[.F11])" office:value-type="float" office:value="10364" calcext:value-type="float">
            <text:p>10364</text:p>
          </table:table-cell>
          <table:table-cell table:style-name="ce12" table:formula="of:=IF([.J11]&gt;9500;[.I11]*0.4;[.I11]*0.3)" office:value-type="float" office:value="344" calcext:value-type="float">
            <text:p>344,00 <text:s text:c="4"/></text:p>
          </table:table-cell>
          <table:table-cell table:style-name="ce18"/>
          <table:table-cell table:style-name="ce20"/>
          <table:table-cell table:number-columns-repeated="2"/>
          <table:table-cell office:value-type="float" office:value="840" calcext:value-type="float">
            <text:p>840</text:p>
          </table:table-cell>
          <table:table-cell table:number-columns-repeated="1008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 table:formula="of:=DAYS([.X$2];[.F12])" office:value-type="float" office:value="12699" calcext:value-type="float">
            <text:p>12699</text:p>
          </table:table-cell>
          <table:table-cell table:style-name="ce12" table:formula="of:=IF([.J12]&gt;9500;[.I12]*0.4;[.I12]*0.3)" office:value-type="float" office:value="188.86" calcext:value-type="float">
            <text:p>188,86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 table:formula="of:=DAYS([.X$2];[.F13])" office:value-type="float" office:value="10633" calcext:value-type="float">
            <text:p>10633</text:p>
          </table:table-cell>
          <table:table-cell table:style-name="ce12" table:formula="of:=IF([.J13]&gt;9500;[.I13]*0.4;[.I13]*0.3)" office:value-type="float" office:value="70.4" calcext:value-type="float">
            <text:p>70,4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 table:formula="of:=DAYS([.X$2];[.F14])" office:value-type="float" office:value="12529" calcext:value-type="float">
            <text:p>12529</text:p>
          </table:table-cell>
          <table:table-cell table:style-name="ce12" table:formula="of:=IF([.J14]&gt;9500;[.I14]*0.4;[.I14]*0.3)" office:value-type="float" office:value="177.5" calcext:value-type="float">
            <text:p>177,5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 table:formula="of:=DAYS([.X$2];[.F15])" office:value-type="float" office:value="11326" calcext:value-type="float">
            <text:p>11326</text:p>
          </table:table-cell>
          <table:table-cell table:style-name="ce12" table:formula="of:=IF([.J15]&gt;9500;[.I15]*0.4;[.I15]*0.3)" office:value-type="float" office:value="115.52" calcext:value-type="float">
            <text:p>115,52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 table:formula="of:=DAYS([.X$2];[.F16])" office:value-type="float" office:value="11663" calcext:value-type="float">
            <text:p>11663</text:p>
          </table:table-cell>
          <table:table-cell table:style-name="ce12" table:formula="of:=IF([.J16]&gt;9500;[.I16]*0.4;[.I16]*0.3)" office:value-type="float" office:value="201.6" calcext:value-type="float">
            <text:p>201,6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 table:formula="of:=DAYS([.X$2];[.F17])" office:value-type="float" office:value="11905" calcext:value-type="float">
            <text:p>11905</text:p>
          </table:table-cell>
          <table:table-cell table:style-name="ce12" table:formula="of:=IF([.J17]&gt;9500;[.I17]*0.4;[.I17]*0.3)" office:value-type="float" office:value="188.86" calcext:value-type="float">
            <text:p>188,86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 table:formula="of:=DAYS([.X$2];[.F18])" office:value-type="float" office:value="12427" calcext:value-type="float">
            <text:p>12427</text:p>
          </table:table-cell>
          <table:table-cell table:style-name="ce12" table:formula="of:=IF([.J18]&gt;9500;[.I18]*0.4;[.I18]*0.3)" office:value-type="float" office:value="352" calcext:value-type="float">
            <text:p>352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 table:formula="of:=DAYS([.X$2];[.F19])" office:value-type="float" office:value="11471" calcext:value-type="float">
            <text:p>11471</text:p>
          </table:table-cell>
          <table:table-cell table:style-name="ce12" table:formula="of:=IF([.J19]&gt;9500;[.I19]*0.4;[.I19]*0.3)" office:value-type="float" office:value="352" calcext:value-type="float">
            <text:p>352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 table:formula="of:=DAYS([.X$2];[.F20])" office:value-type="float" office:value="11650" calcext:value-type="float">
            <text:p>11650</text:p>
          </table:table-cell>
          <table:table-cell table:style-name="ce12" table:formula="of:=IF([.J20]&gt;9500;[.I20]*0.4;[.I20]*0.3)" office:value-type="float" office:value="240" calcext:value-type="float">
            <text:p>240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 table:formula="of:=DAYS([.X$2];[.F21])" office:value-type="float" office:value="11987" calcext:value-type="float">
            <text:p>11987</text:p>
          </table:table-cell>
          <table:table-cell table:style-name="ce12" table:formula="of:=IF([.J21]&gt;9500;[.I21]*0.4;[.I21]*0.3)" office:value-type="float" office:value="177.5" calcext:value-type="float">
            <text:p>177,5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 table:formula="of:=DAYS([.X$2];[.F22])" office:value-type="float" office:value="12872" calcext:value-type="float">
            <text:p>12872</text:p>
          </table:table-cell>
          <table:table-cell table:style-name="ce12" table:formula="of:=IF([.J22]&gt;9500;[.I22]*0.4;[.I22]*0.3)" office:value-type="float" office:value="85.2" calcext:value-type="float">
            <text:p>85,2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 table:formula="of:=DAYS([.X$2];[.F23])" office:value-type="float" office:value="12887" calcext:value-type="float">
            <text:p>12887</text:p>
          </table:table-cell>
          <table:table-cell table:style-name="ce12" table:formula="of:=IF([.J23]&gt;9500;[.I23]*0.4;[.I23]*0.3)" office:value-type="float" office:value="140" calcext:value-type="float">
            <text:p>140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 table:formula="of:=DAYS([.X$2];[.F24])" office:value-type="float" office:value="13948" calcext:value-type="float">
            <text:p>13948</text:p>
          </table:table-cell>
          <table:table-cell table:style-name="ce12" table:formula="of:=IF([.J24]&gt;9500;[.I24]*0.4;[.I24]*0.3)" office:value-type="float" office:value="312" calcext:value-type="float">
            <text:p>312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 table:formula="of:=DAYS([.X$2];[.F25])" office:value-type="float" office:value="12821" calcext:value-type="float">
            <text:p>12821</text:p>
          </table:table-cell>
          <table:table-cell table:style-name="ce12" table:formula="of:=IF([.J25]&gt;9500;[.I25]*0.4;[.I25]*0.3)" office:value-type="float" office:value="344" calcext:value-type="float">
            <text:p>344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 table:formula="of:=DAYS([.X$2];[.F26])" office:value-type="float" office:value="10774" calcext:value-type="float">
            <text:p>10774</text:p>
          </table:table-cell>
          <table:table-cell table:style-name="ce12" table:formula="of:=IF([.J26]&gt;9500;[.I26]*0.4;[.I26]*0.3)" office:value-type="float" office:value="248" calcext:value-type="float">
            <text:p>248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 table:formula="of:=DAYS([.X$2];[.F27])" office:value-type="float" office:value="10147" calcext:value-type="float">
            <text:p>10147</text:p>
          </table:table-cell>
          <table:table-cell table:style-name="ce12" table:formula="of:=IF([.J27]&gt;9500;[.I27]*0.4;[.I27]*0.3)" office:value-type="float" office:value="70.4" calcext:value-type="float">
            <text:p>70,4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 table:formula="of:=DAYS([.X$2];[.F28])" office:value-type="float" office:value="12242" calcext:value-type="float">
            <text:p>12242</text:p>
          </table:table-cell>
          <table:table-cell table:style-name="ce12" table:formula="of:=IF([.J28]&gt;9500;[.I28]*0.4;[.I28]*0.3)" office:value-type="float" office:value="312" calcext:value-type="float">
            <text:p>312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 table:formula="of:=DAYS([.X$2];[.F29])" office:value-type="float" office:value="13024" calcext:value-type="float">
            <text:p>13024</text:p>
          </table:table-cell>
          <table:table-cell table:style-name="ce12" table:formula="of:=IF([.J29]&gt;9500;[.I29]*0.4;[.I29]*0.3)" office:value-type="float" office:value="201.6" calcext:value-type="float">
            <text:p>201,6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 table:formula="of:=DAYS([.X$2];[.F30])" office:value-type="float" office:value="12690" calcext:value-type="float">
            <text:p>12690</text:p>
          </table:table-cell>
          <table:table-cell table:style-name="ce12" table:formula="of:=IF([.J30]&gt;9500;[.I30]*0.4;[.I30]*0.3)" office:value-type="float" office:value="70.4" calcext:value-type="float">
            <text:p>70,4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 table:style-name="ce11" table:formula="of:=DAYS([.X$2];[.F31])" office:value-type="float" office:value="12684" calcext:value-type="float">
            <text:p>12684</text:p>
          </table:table-cell>
          <table:table-cell table:style-name="ce12" table:formula="of:=IF([.J31]&gt;9500;[.I31]*0.4;[.I31]*0.3)" office:value-type="float" office:value="344" calcext:value-type="float">
            <text:p>344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 table:style-name="ce11" table:formula="of:=DAYS([.X$2];[.F32])" office:value-type="float" office:value="10746" calcext:value-type="float">
            <text:p>10746</text:p>
          </table:table-cell>
          <table:table-cell table:style-name="ce12" table:formula="of:=IF([.J32]&gt;9500;[.I32]*0.4;[.I32]*0.3)" office:value-type="float" office:value="85.2" calcext:value-type="float">
            <text:p>85,2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 table:style-name="ce11" table:formula="of:=DAYS([.X$2];[.F33])" office:value-type="float" office:value="10327" calcext:value-type="float">
            <text:p>10327</text:p>
          </table:table-cell>
          <table:table-cell table:style-name="ce12" table:formula="of:=IF([.J33]&gt;9500;[.I33]*0.4;[.I33]*0.3)" office:value-type="float" office:value="169.4" calcext:value-type="float">
            <text:p>169,4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 table:style-name="ce11" table:formula="of:=DAYS([.X$2];[.F34])" office:value-type="float" office:value="10504" calcext:value-type="float">
            <text:p>10504</text:p>
          </table:table-cell>
          <table:table-cell table:style-name="ce12" table:formula="of:=IF([.J34]&gt;9500;[.I34]*0.4;[.I34]*0.3)" office:value-type="float" office:value="336" calcext:value-type="float">
            <text:p>336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 table:style-name="ce11" table:formula="of:=DAYS([.X$2];[.F35])" office:value-type="float" office:value="11149" calcext:value-type="float">
            <text:p>11149</text:p>
          </table:table-cell>
          <table:table-cell table:style-name="ce12" table:formula="of:=IF([.J35]&gt;9500;[.I35]*0.4;[.I35]*0.3)" office:value-type="float" office:value="312" calcext:value-type="float">
            <text:p>312,00 <text:s text:c="4"/></text:p>
          </table:table-cell>
          <table:table-cell table:style-name="ce18"/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 table:style-name="ce11" table:formula="of:=DAYS([.X$2];[.F36])" office:value-type="float" office:value="11495" calcext:value-type="float">
            <text:p>11495</text:p>
          </table:table-cell>
          <table:table-cell table:style-name="ce12" table:formula="of:=IF([.J36]&gt;9500;[.I36]*0.4;[.I36]*0.3)" office:value-type="float" office:value="177.5" calcext:value-type="float">
            <text:p>177,50 <text:s text:c="4"/></text:p>
          </table:table-cell>
          <table:table-cell table:style-name="ce16"/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 table:style-name="ce11" table:formula="of:=DAYS([.X$2];[.F37])" office:value-type="float" office:value="12038" calcext:value-type="float">
            <text:p>12038</text:p>
          </table:table-cell>
          <table:table-cell table:style-name="ce12" table:formula="of:=IF([.J37]&gt;9500;[.I37]*0.4;[.I37]*0.3)" office:value-type="float" office:value="140" calcext:value-type="float">
            <text:p>140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 table:style-name="ce11" table:formula="of:=DAYS([.X$2];[.F38])" office:value-type="float" office:value="11572" calcext:value-type="float">
            <text:p>11572</text:p>
          </table:table-cell>
          <table:table-cell table:style-name="ce12" table:formula="of:=IF([.J38]&gt;9500;[.I38]*0.4;[.I38]*0.3)" office:value-type="float" office:value="76.7" calcext:value-type="float">
            <text:p>76,7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 table:style-name="ce11" table:formula="of:=DAYS([.X$2];[.F39])" office:value-type="float" office:value="13117" calcext:value-type="float">
            <text:p>13117</text:p>
          </table:table-cell>
          <table:table-cell table:style-name="ce12" table:formula="of:=IF([.J39]&gt;9500;[.I39]*0.4;[.I39]*0.3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 table:style-name="ce11" table:formula="of:=DAYS([.X$2];[.F40])" office:value-type="float" office:value="10866" calcext:value-type="float">
            <text:p>10866</text:p>
          </table:table-cell>
          <table:table-cell table:style-name="ce12" table:formula="of:=IF([.J40]&gt;9500;[.I40]*0.4;[.I40]*0.3)" office:value-type="float" office:value="352" calcext:value-type="float">
            <text:p>352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 table:style-name="ce11" table:formula="of:=DAYS([.X$2];[.F41])" office:value-type="float" office:value="11516" calcext:value-type="float">
            <text:p>11516</text:p>
          </table:table-cell>
          <table:table-cell table:style-name="ce12" table:formula="of:=IF([.J41]&gt;9500;[.I41]*0.4;[.I41]*0.3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 table:style-name="ce11" table:formula="of:=DAYS([.X$2];[.F42])" office:value-type="float" office:value="12050" calcext:value-type="float">
            <text:p>12050</text:p>
          </table:table-cell>
          <table:table-cell table:style-name="ce12" table:formula="of:=IF([.J42]&gt;9500;[.I42]*0.4;[.I42]*0.3)" office:value-type="float" office:value="131.52" calcext:value-type="float">
            <text:p>131,52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 table:style-name="ce11" table:formula="of:=DAYS([.X$2];[.F43])" office:value-type="float" office:value="13638" calcext:value-type="float">
            <text:p>13638</text:p>
          </table:table-cell>
          <table:table-cell table:style-name="ce12" table:formula="of:=IF([.J43]&gt;9500;[.I43]*0.4;[.I43]*0.3)" office:value-type="float" office:value="312" calcext:value-type="float">
            <text:p>312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 table:style-name="ce11" table:formula="of:=DAYS([.X$2];[.F44])" office:value-type="float" office:value="12107" calcext:value-type="float">
            <text:p>12107</text:p>
          </table:table-cell>
          <table:table-cell table:style-name="ce12" table:formula="of:=IF([.J44]&gt;9500;[.I44]*0.4;[.I44]*0.3)" office:value-type="float" office:value="336" calcext:value-type="float">
            <text:p>336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 table:style-name="ce11" table:formula="of:=DAYS([.X$2];[.F45])" office:value-type="float" office:value="11850" calcext:value-type="float">
            <text:p>11850</text:p>
          </table:table-cell>
          <table:table-cell table:style-name="ce12" table:formula="of:=IF([.J45]&gt;9500;[.I45]*0.4;[.I45]*0.3)" office:value-type="float" office:value="40.3" calcext:value-type="float">
            <text:p>40,3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 table:style-name="ce11" table:formula="of:=DAYS([.X$2];[.F46])" office:value-type="float" office:value="12638" calcext:value-type="float">
            <text:p>12638</text:p>
          </table:table-cell>
          <table:table-cell table:style-name="ce12" table:formula="of:=IF([.J46]&gt;9500;[.I46]*0.4;[.I46]*0.3)" office:value-type="float" office:value="352" calcext:value-type="float">
            <text:p>352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 table:style-name="ce11" table:formula="of:=DAYS([.X$2];[.F47])" office:value-type="float" office:value="11094" calcext:value-type="float">
            <text:p>11094</text:p>
          </table:table-cell>
          <table:table-cell table:style-name="ce12" table:formula="of:=IF([.J47]&gt;9500;[.I47]*0.4;[.I47]*0.3)" office:value-type="float" office:value="70.4" calcext:value-type="float">
            <text:p>70,4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 table:style-name="ce11" table:formula="of:=DAYS([.X$2];[.F48])" office:value-type="float" office:value="12093" calcext:value-type="float">
            <text:p>12093</text:p>
          </table:table-cell>
          <table:table-cell table:style-name="ce12" table:formula="of:=IF([.J48]&gt;9500;[.I48]*0.4;[.I48]*0.3)" office:value-type="float" office:value="85.2" calcext:value-type="float">
            <text:p>85,2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 table:style-name="ce11" table:formula="of:=DAYS([.X$2];[.F49])" office:value-type="float" office:value="11678" calcext:value-type="float">
            <text:p>11678</text:p>
          </table:table-cell>
          <table:table-cell table:style-name="ce12" table:formula="of:=IF([.J49]&gt;9500;[.I49]*0.4;[.I49]*0.3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 table:style-name="ce11" table:formula="of:=DAYS([.X$2];[.F50])" office:value-type="float" office:value="11487" calcext:value-type="float">
            <text:p>11487</text:p>
          </table:table-cell>
          <table:table-cell table:style-name="ce12" table:formula="of:=IF([.J50]&gt;9500;[.I50]*0.4;[.I50]*0.3)" office:value-type="float" office:value="177.5" calcext:value-type="float">
            <text:p>177,5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 table:style-name="ce11" table:formula="of:=DAYS([.X$2];[.F51])" office:value-type="float" office:value="11911" calcext:value-type="float">
            <text:p>11911</text:p>
          </table:table-cell>
          <table:table-cell table:style-name="ce12" table:formula="of:=IF([.J51]&gt;9500;[.I51]*0.4;[.I51]*0.3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 table:style-name="ce11" table:formula="of:=DAYS([.X$2];[.F52])" office:value-type="float" office:value="12817" calcext:value-type="float">
            <text:p>12817</text:p>
          </table:table-cell>
          <table:table-cell table:style-name="ce12" table:formula="of:=IF([.J52]&gt;9500;[.I52]*0.4;[.I52]*0.3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 table:style-name="ce11" table:formula="of:=DAYS([.X$2];[.F53])" office:value-type="float" office:value="11523" calcext:value-type="float">
            <text:p>11523</text:p>
          </table:table-cell>
          <table:table-cell table:style-name="ce12" table:formula="of:=IF([.J53]&gt;9500;[.I53]*0.4;[.I53]*0.3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 table:style-name="ce11" table:formula="of:=DAYS([.X$2];[.F54])" office:value-type="float" office:value="12174" calcext:value-type="float">
            <text:p>12174</text:p>
          </table:table-cell>
          <table:table-cell table:style-name="ce12" table:formula="of:=IF([.J54]&gt;9500;[.I54]*0.4;[.I54]*0.3)" office:value-type="float" office:value="336" calcext:value-type="float">
            <text:p>336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 table:style-name="ce11" table:formula="of:=DAYS([.X$2];[.F55])" office:value-type="float" office:value="11906" calcext:value-type="float">
            <text:p>11906</text:p>
          </table:table-cell>
          <table:table-cell table:style-name="ce12" table:formula="of:=IF([.J55]&gt;9500;[.I55]*0.4;[.I55]*0.3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 table:style-name="ce11" table:formula="of:=DAYS([.X$2];[.F56])" office:value-type="float" office:value="11300" calcext:value-type="float">
            <text:p>11300</text:p>
          </table:table-cell>
          <table:table-cell table:style-name="ce12" table:formula="of:=IF([.J56]&gt;9500;[.I56]*0.4;[.I56]*0.3)" office:value-type="float" office:value="85.2" calcext:value-type="float">
            <text:p>85,2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 table:style-name="ce11" table:formula="of:=DAYS([.X$2];[.F57])" office:value-type="float" office:value="10340" calcext:value-type="float">
            <text:p>10340</text:p>
          </table:table-cell>
          <table:table-cell table:style-name="ce12" table:formula="of:=IF([.J57]&gt;9500;[.I57]*0.4;[.I57]*0.3)" office:value-type="float" office:value="344" calcext:value-type="float">
            <text:p>34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 table:style-name="ce11" table:formula="of:=DAYS([.X$2];[.F58])" office:value-type="float" office:value="13789" calcext:value-type="float">
            <text:p>13789</text:p>
          </table:table-cell>
          <table:table-cell table:style-name="ce12" table:formula="of:=IF([.J58]&gt;9500;[.I58]*0.4;[.I58]*0.3)" office:value-type="float" office:value="235.6" calcext:value-type="float">
            <text:p>235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 table:style-name="ce11" table:formula="of:=DAYS([.X$2];[.F59])" office:value-type="float" office:value="10766" calcext:value-type="float">
            <text:p>10766</text:p>
          </table:table-cell>
          <table:table-cell table:style-name="ce12" table:formula="of:=IF([.J59]&gt;9500;[.I59]*0.4;[.I59]*0.3)" office:value-type="float" office:value="201.6" calcext:value-type="float">
            <text:p>201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 table:style-name="ce11" table:formula="of:=DAYS([.X$2];[.F60])" office:value-type="float" office:value="11812" calcext:value-type="float">
            <text:p>11812</text:p>
          </table:table-cell>
          <table:table-cell table:style-name="ce12" table:formula="of:=IF([.J60]&gt;9500;[.I60]*0.4;[.I60]*0.3)" office:value-type="float" office:value="281.4" calcext:value-type="float">
            <text:p>281,4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 table:style-name="ce11" table:formula="of:=DAYS([.X$2];[.F61])" office:value-type="float" office:value="12021" calcext:value-type="float">
            <text:p>12021</text:p>
          </table:table-cell>
          <table:table-cell table:style-name="ce12" table:formula="of:=IF([.J61]&gt;9500;[.I61]*0.4;[.I61]*0.3)" office:value-type="float" office:value="140" calcext:value-type="float">
            <text:p>140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 table:style-name="ce11" table:formula="of:=DAYS([.X$2];[.F62])" office:value-type="float" office:value="11675" calcext:value-type="float">
            <text:p>11675</text:p>
          </table:table-cell>
          <table:table-cell table:style-name="ce12" table:formula="of:=IF([.J62]&gt;9500;[.I62]*0.4;[.I62]*0.3)" office:value-type="float" office:value="85.2" calcext:value-type="float">
            <text:p>85,2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 table:style-name="ce11" table:formula="of:=DAYS([.X$2];[.F63])" office:value-type="float" office:value="10976" calcext:value-type="float">
            <text:p>10976</text:p>
          </table:table-cell>
          <table:table-cell table:style-name="ce12" table:formula="of:=IF([.J63]&gt;9500;[.I63]*0.4;[.I63]*0.3)" office:value-type="float" office:value="40.3" calcext:value-type="float">
            <text:p>40,3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 table:style-name="ce11" table:formula="of:=DAYS([.X$2];[.F64])" office:value-type="float" office:value="13462" calcext:value-type="float">
            <text:p>13462</text:p>
          </table:table-cell>
          <table:table-cell table:style-name="ce12" table:formula="of:=IF([.J64]&gt;9500;[.I64]*0.4;[.I64]*0.3)" office:value-type="float" office:value="248" calcext:value-type="float">
            <text:p>248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 table:style-name="ce11" table:formula="of:=DAYS([.X$2];[.F65])" office:value-type="float" office:value="11131" calcext:value-type="float">
            <text:p>11131</text:p>
          </table:table-cell>
          <table:table-cell table:style-name="ce12" table:formula="of:=IF([.J65]&gt;9500;[.I65]*0.4;[.I65]*0.3)" office:value-type="float" office:value="169.4" calcext:value-type="float">
            <text:p>169,4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 table:style-name="ce11" table:formula="of:=DAYS([.X$2];[.F66])" office:value-type="float" office:value="12157" calcext:value-type="float">
            <text:p>12157</text:p>
          </table:table-cell>
          <table:table-cell table:style-name="ce12" table:formula="of:=IF([.J66]&gt;9500;[.I66]*0.4;[.I66]*0.3)" office:value-type="float" office:value="336" calcext:value-type="float">
            <text:p>336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 table:style-name="ce11" table:formula="of:=DAYS([.X$2];[.F67])" office:value-type="float" office:value="12833" calcext:value-type="float">
            <text:p>12833</text:p>
          </table:table-cell>
          <table:table-cell table:style-name="ce12" table:formula="of:=IF([.J67]&gt;9500;[.I67]*0.4;[.I67]*0.3)" office:value-type="float" office:value="188.86" calcext:value-type="float">
            <text:p>188,86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 table:style-name="ce11" table:formula="of:=DAYS([.X$2];[.F68])" office:value-type="float" office:value="11483" calcext:value-type="float">
            <text:p>11483</text:p>
          </table:table-cell>
          <table:table-cell table:style-name="ce12" table:formula="of:=IF([.J68]&gt;9500;[.I68]*0.4;[.I68]*0.3)" office:value-type="float" office:value="76.7" calcext:value-type="float">
            <text:p>76,7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 table:style-name="ce11" table:formula="of:=DAYS([.X$2];[.F69])" office:value-type="float" office:value="10806" calcext:value-type="float">
            <text:p>10806</text:p>
          </table:table-cell>
          <table:table-cell table:style-name="ce12" table:formula="of:=IF([.J69]&gt;9500;[.I69]*0.4;[.I69]*0.3)" office:value-type="float" office:value="248" calcext:value-type="float">
            <text:p>248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 table:style-name="ce11" table:formula="of:=DAYS([.X$2];[.F70])" office:value-type="float" office:value="10290" calcext:value-type="float">
            <text:p>10290</text:p>
          </table:table-cell>
          <table:table-cell table:style-name="ce12" table:formula="of:=IF([.J70]&gt;9500;[.I70]*0.4;[.I70]*0.3)" office:value-type="float" office:value="169.4" calcext:value-type="float">
            <text:p>169,4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 table:style-name="ce11" table:formula="of:=DAYS([.X$2];[.F71])" office:value-type="float" office:value="10762" calcext:value-type="float">
            <text:p>10762</text:p>
          </table:table-cell>
          <table:table-cell table:style-name="ce12" table:formula="of:=IF([.J71]&gt;9500;[.I71]*0.4;[.I71]*0.3)" office:value-type="float" office:value="403.2" calcext:value-type="float">
            <text:p>403,2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 table:style-name="ce11" table:formula="of:=DAYS([.X$2];[.F72])" office:value-type="float" office:value="10209" calcext:value-type="float">
            <text:p>10209</text:p>
          </table:table-cell>
          <table:table-cell table:style-name="ce12" table:formula="of:=IF([.J72]&gt;9500;[.I72]*0.4;[.I72]*0.3)" office:value-type="float" office:value="156.94" calcext:value-type="float">
            <text:p>156,94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 table:style-name="ce11" table:formula="of:=DAYS([.X$2];[.F73])" office:value-type="float" office:value="11912" calcext:value-type="float">
            <text:p>11912</text:p>
          </table:table-cell>
          <table:table-cell table:style-name="ce12" table:formula="of:=IF([.J73]&gt;9500;[.I73]*0.4;[.I73]*0.3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 table:style-name="ce11" table:formula="of:=DAYS([.X$2];[.F74])" office:value-type="float" office:value="12875" calcext:value-type="float">
            <text:p>12875</text:p>
          </table:table-cell>
          <table:table-cell table:style-name="ce12" table:formula="of:=IF([.J74]&gt;9500;[.I74]*0.4;[.I74]*0.3)" office:value-type="float" office:value="115.52" calcext:value-type="float">
            <text:p>115,52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 table:style-name="ce11" table:formula="of:=DAYS([.X$2];[.F75])" office:value-type="float" office:value="13602" calcext:value-type="float">
            <text:p>13602</text:p>
          </table:table-cell>
          <table:table-cell table:style-name="ce12" table:formula="of:=IF([.J75]&gt;9500;[.I75]*0.4;[.I75]*0.3)" office:value-type="float" office:value="193.6" calcext:value-type="float">
            <text:p>193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 table:style-name="ce11" table:formula="of:=DAYS([.X$2];[.F76])" office:value-type="float" office:value="12690" calcext:value-type="float">
            <text:p>12690</text:p>
          </table:table-cell>
          <table:table-cell table:style-name="ce12" table:formula="of:=IF([.J76]&gt;9500;[.I76]*0.4;[.I76]*0.3)" office:value-type="float" office:value="197.65" calcext:value-type="float">
            <text:p>197,65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 table:style-name="ce11" table:formula="of:=DAYS([.X$2];[.F77])" office:value-type="float" office:value="10793" calcext:value-type="float">
            <text:p>10793</text:p>
          </table:table-cell>
          <table:table-cell table:style-name="ce12" table:formula="of:=IF([.J77]&gt;9500;[.I77]*0.4;[.I77]*0.3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 table:style-name="ce11" table:formula="of:=DAYS([.X$2];[.F78])" office:value-type="float" office:value="11842" calcext:value-type="float">
            <text:p>11842</text:p>
          </table:table-cell>
          <table:table-cell table:style-name="ce12" table:formula="of:=IF([.J78]&gt;9500;[.I78]*0.4;[.I78]*0.3)" office:value-type="float" office:value="312" calcext:value-type="float">
            <text:p>312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 table:style-name="ce11" table:formula="of:=DAYS([.X$2];[.F79])" office:value-type="float" office:value="10300" calcext:value-type="float">
            <text:p>10300</text:p>
          </table:table-cell>
          <table:table-cell table:style-name="ce12" table:formula="of:=IF([.J79]&gt;9500;[.I79]*0.4;[.I79]*0.3)" office:value-type="float" office:value="352" calcext:value-type="float">
            <text:p>352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 table:style-name="ce11" table:formula="of:=DAYS([.X$2];[.F80])" office:value-type="float" office:value="12350" calcext:value-type="float">
            <text:p>12350</text:p>
          </table:table-cell>
          <table:table-cell table:style-name="ce12" table:formula="of:=IF([.J80]&gt;9500;[.I80]*0.4;[.I80]*0.3)" office:value-type="float" office:value="240" calcext:value-type="float">
            <text:p>240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 table:style-name="ce11" table:formula="of:=DAYS([.X$2];[.F81])" office:value-type="float" office:value="12585" calcext:value-type="float">
            <text:p>12585</text:p>
          </table:table-cell>
          <table:table-cell table:style-name="ce12" table:formula="of:=IF([.J81]&gt;9500;[.I81]*0.4;[.I81]*0.3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 table:style-name="ce11" table:formula="of:=DAYS([.X$2];[.F82])" office:value-type="float" office:value="12613" calcext:value-type="float">
            <text:p>12613</text:p>
          </table:table-cell>
          <table:table-cell table:style-name="ce12" table:formula="of:=IF([.J82]&gt;9500;[.I82]*0.4;[.I82]*0.3)" office:value-type="float" office:value="248" calcext:value-type="float">
            <text:p>248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 table:style-name="ce11" table:formula="of:=DAYS([.X$2];[.F83])" office:value-type="float" office:value="11070" calcext:value-type="float">
            <text:p>11070</text:p>
          </table:table-cell>
          <table:table-cell table:style-name="ce12" table:formula="of:=IF([.J83]&gt;9500;[.I83]*0.4;[.I83]*0.3)" office:value-type="float" office:value="177" calcext:value-type="float">
            <text:p>177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 table:style-name="ce11" table:formula="of:=DAYS([.X$2];[.F84])" office:value-type="float" office:value="13953" calcext:value-type="float">
            <text:p>13953</text:p>
          </table:table-cell>
          <table:table-cell table:style-name="ce12" table:formula="of:=IF([.J84]&gt;9500;[.I84]*0.4;[.I84]*0.3)" office:value-type="float" office:value="78.12" calcext:value-type="float">
            <text:p>78,12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 table:style-name="ce11" table:formula="of:=DAYS([.X$2];[.F85])" office:value-type="float" office:value="11848" calcext:value-type="float">
            <text:p>11848</text:p>
          </table:table-cell>
          <table:table-cell table:style-name="ce12" table:formula="of:=IF([.J85]&gt;9500;[.I85]*0.4;[.I85]*0.3)" office:value-type="float" office:value="112" calcext:value-type="float">
            <text:p>112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 table:style-name="ce11" table:formula="of:=DAYS([.X$2];[.F86])" office:value-type="float" office:value="10605" calcext:value-type="float">
            <text:p>10605</text:p>
          </table:table-cell>
          <table:table-cell table:style-name="ce12" table:formula="of:=IF([.J86]&gt;9500;[.I86]*0.4;[.I86]*0.3)" office:value-type="float" office:value="260.4" calcext:value-type="float">
            <text:p>260,4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 table:style-name="ce11" table:formula="of:=DAYS([.X$2];[.F87])" office:value-type="float" office:value="11911" calcext:value-type="float">
            <text:p>11911</text:p>
          </table:table-cell>
          <table:table-cell table:style-name="ce12" table:formula="of:=IF([.J87]&gt;9500;[.I87]*0.4;[.I87]*0.3)" office:value-type="float" office:value="240" calcext:value-type="float">
            <text:p>240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 table:style-name="ce11" table:formula="of:=DAYS([.X$2];[.F88])" office:value-type="float" office:value="10782" calcext:value-type="float">
            <text:p>10782</text:p>
          </table:table-cell>
          <table:table-cell table:style-name="ce12" table:formula="of:=IF([.J88]&gt;9500;[.I88]*0.4;[.I88]*0.3)" office:value-type="float" office:value="176.4" calcext:value-type="float">
            <text:p>176,4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 table:style-name="ce11" table:formula="of:=DAYS([.X$2];[.F89])" office:value-type="float" office:value="14637" calcext:value-type="float">
            <text:p>14637</text:p>
          </table:table-cell>
          <table:table-cell table:style-name="ce12" table:formula="of:=IF([.J89]&gt;9500;[.I89]*0.4;[.I89]*0.3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 table:style-name="ce11" table:formula="of:=DAYS([.X$2];[.F90])" office:value-type="float" office:value="11642" calcext:value-type="float">
            <text:p>11642</text:p>
          </table:table-cell>
          <table:table-cell table:style-name="ce12" table:formula="of:=IF([.J90]&gt;9500;[.I90]*0.4;[.I90]*0.3)" office:value-type="float" office:value="104" calcext:value-type="float">
            <text:p>104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 table:style-name="ce11" table:formula="of:=DAYS([.X$2];[.F91])" office:value-type="float" office:value="11763" calcext:value-type="float">
            <text:p>11763</text:p>
          </table:table-cell>
          <table:table-cell table:style-name="ce12" table:formula="of:=IF([.J91]&gt;9500;[.I91]*0.4;[.I91]*0.3)" office:value-type="float" office:value="34.1" calcext:value-type="float">
            <text:p>34,1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 table:style-name="ce11" table:formula="of:=DAYS([.X$2];[.F92])" office:value-type="float" office:value="11466" calcext:value-type="float">
            <text:p>11466</text:p>
          </table:table-cell>
          <table:table-cell table:style-name="ce12" table:formula="of:=IF([.J92]&gt;9500;[.I92]*0.4;[.I92]*0.3)" office:value-type="float" office:value="268" calcext:value-type="float">
            <text:p>268,0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 table:style-name="ce11" table:formula="of:=DAYS([.X$2];[.F93])" office:value-type="float" office:value="12953" calcext:value-type="float">
            <text:p>12953</text:p>
          </table:table-cell>
          <table:table-cell table:style-name="ce12" table:formula="of:=IF([.J93]&gt;9500;[.I93]*0.4;[.I93]*0.3)" office:value-type="float" office:value="115.52" calcext:value-type="float">
            <text:p>115,52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 table:style-name="ce11" table:formula="of:=DAYS([.X$2];[.F94])" office:value-type="float" office:value="10265" calcext:value-type="float">
            <text:p>10265</text:p>
          </table:table-cell>
          <table:table-cell table:style-name="ce12" table:formula="of:=IF([.J94]&gt;9500;[.I94]*0.4;[.I94]*0.3)" office:value-type="float" office:value="193.6" calcext:value-type="float">
            <text:p>193,60 <text:s text:c="4"/></text:p>
          </table:table-cell>
          <table:table-cell table:number-columns-repeated="1013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 table:style-name="ce11" table:formula="of:=DAYS([.X$2];[.F95])" office:value-type="float" office:value="10484" calcext:value-type="float">
            <text:p>10484</text:p>
          </table:table-cell>
          <table:table-cell table:style-name="ce12" table:formula="of:=IF([.J95]&gt;9500;[.I95]*0.4;[.I95]*0.3)" office:value-type="float" office:value="40.3" calcext:value-type="float">
            <text:p>40,30 <text:s text:c="4"/></text:p>
          </table:table-cell>
          <table:table-cell table:number-columns-repeated="101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DSUM([$Lista.A1:$Lista.I95];[$Lista.I1];[$Lista.P1:$Lista.P2])" office:value-type="float" office:value="14562.525" calcext:value-type="float">
            <text:p>14 562,53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DAVERAGE([$Lista.A1:$Lista.I95];[$Lista.H1];[$Lista.Q1:$Lista.Q2])" office:value-type="float" office:value="13.4213333333333" calcext:value-type="float">
            <text:p>13,42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office:value-type="string" calcext:value-type="string">
            <text:p>Lindsey Winger</text:p>
          </table:table-cell>
          <table:table-cell table:style-name="ce25" table:formula="of:=DMAX([$Lista.A1:$Lista.I95];[$Lista.I1];[$Lista.P6:$Lista.Q7])" office:value-type="float" office:value="840" calcext:value-type="float">
            <text:p>840,00 zł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26" office:value-type="string" calcext:value-type="string">
            <text:p>Kim Smith</text:p>
          </table:table-cell>
          <table:table-cell table:style-name="ce53" table:formula="of:=DMAX([$Lista.A1:$Lista.I95];[$Lista.I1];[$Lista.V5:$Lista.W6])" office:value-type="float" office:value="1008" calcext:value-type="float">
            <text:p>1 008,00 zł</text:p>
          </table:table-cell>
          <table:table-cell table:style-name="ce28"/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ce26" table:formula="of:=DCOUNT([$Lista.A1:$Lista.I95];[$Lista.I1];[$Lista.U1:$Lista.U2])" office:value-type="float" office:value="69" calcext:value-type="float">
            <text:p>69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6)</text:p>
          </table:table-cell>
          <table:table-cell table:style-name="ce26" table:formula="of:=DCOUNTA([$Lista.A1:$Lista.K95];[$Lista.K1];[$Lista.S1:$Lista.S2])" office:value-type="float" office:value="94" calcext:value-type="float">
            <text:p>94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adanie #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3]*[.I13]" office:value-type="float" office:value="85.25" calcext:value-type="float">
            <text:p>85,25 zł</text:p>
          </table:table-cell>
          <table:table-cell table:style-name="ce11" table:formula="of:=DAYS([.AE$2];[.G13])" office:value-type="float" office:value="-31838" calcext:value-type="float">
            <text:p>-31838</text:p>
          </table:table-cell>
          <table:table-cell table:style-name="ce12" table:formula="of:=IF([.K13]&gt;9500;[.J13]*0.4;[.J13]*0.3)" office:value-type="float" office:value="25.575" calcext:value-type="float">
            <text:p>25,58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4]*[.I14]" office:value-type="float" office:value="100.75" calcext:value-type="float">
            <text:p>100,75 zł</text:p>
          </table:table-cell>
          <table:table-cell table:style-name="ce11" table:formula="of:=DAYS([.AE$2];[.G14])" office:value-type="float" office:value="-31751" calcext:value-type="float">
            <text:p>-31751</text:p>
          </table:table-cell>
          <table:table-cell table:style-name="ce12" table:formula="of:=IF([.K14]&gt;9500;[.J14]*0.4;[.J14]*0.3)" office:value-type="float" office:value="30.225" calcext:value-type="float">
            <text:p>30,2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5]*[.I15]" office:value-type="float" office:value="100.75" calcext:value-type="float">
            <text:p>100,75 zł</text:p>
          </table:table-cell>
          <table:table-cell table:style-name="ce11" table:formula="of:=DAYS([.AE$2];[.G15])" office:value-type="float" office:value="-32625" calcext:value-type="float">
            <text:p>-32625</text:p>
          </table:table-cell>
          <table:table-cell table:style-name="ce12" table:formula="of:=IF([.K15]&gt;9500;[.J15]*0.4;[.J15]*0.3)" office:value-type="float" office:value="30.225" calcext:value-type="float">
            <text:p>30,2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6]*[.I16]" office:value-type="float" office:value="100.75" calcext:value-type="float">
            <text:p>100,75 zł</text:p>
          </table:table-cell>
          <table:table-cell table:style-name="ce11" table:formula="of:=DAYS([.AE$2];[.G16])" office:value-type="float" office:value="-33117" calcext:value-type="float">
            <text:p>-33117</text:p>
          </table:table-cell>
          <table:table-cell table:style-name="ce12" table:formula="of:=IF([.K16]&gt;9500;[.J16]*0.4;[.J16]*0.3)" office:value-type="float" office:value="30.225" calcext:value-type="float">
            <text:p>30,2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7]*[.I17]" office:value-type="float" office:value="176" calcext:value-type="float">
            <text:p>176,00 zł</text:p>
          </table:table-cell>
          <table:table-cell table:style-name="ce11" table:formula="of:=DAYS([.AE$2];[.G17])" office:value-type="float" office:value="-32968" calcext:value-type="float">
            <text:p>-32968</text:p>
          </table:table-cell>
          <table:table-cell table:style-name="ce12" table:formula="of:=IF([.K17]&gt;9500;[.J17]*0.4;[.J17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8]*[.I18]" office:value-type="float" office:value="176" calcext:value-type="float">
            <text:p>176,00 zł</text:p>
          </table:table-cell>
          <table:table-cell table:style-name="ce11" table:formula="of:=DAYS([.AE$2];[.G18])" office:value-type="float" office:value="-33454" calcext:value-type="float">
            <text:p>-33454</text:p>
          </table:table-cell>
          <table:table-cell table:style-name="ce12" table:formula="of:=IF([.K18]&gt;9500;[.J18]*0.4;[.J18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9]*[.I19]" office:value-type="float" office:value="176" calcext:value-type="float">
            <text:p>176,00 zł</text:p>
          </table:table-cell>
          <table:table-cell table:style-name="ce11" table:formula="of:=DAYS([.AE$2];[.G19])" office:value-type="float" office:value="-30911" calcext:value-type="float">
            <text:p>-30911</text:p>
          </table:table-cell>
          <table:table-cell table:style-name="ce12" table:formula="of:=IF([.K19]&gt;9500;[.J19]*0.4;[.J19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20]*[.I20]" office:value-type="float" office:value="176" calcext:value-type="float">
            <text:p>176,00 zł</text:p>
          </table:table-cell>
          <table:table-cell table:style-name="ce11" table:formula="of:=DAYS([.AE$2];[.G20])" office:value-type="float" office:value="-32507" calcext:value-type="float">
            <text:p>-32507</text:p>
          </table:table-cell>
          <table:table-cell table:style-name="ce12" table:formula="of:=IF([.K20]&gt;9500;[.J20]*0.4;[.J20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1]*[.I21]" office:value-type="float" office:value="191.75" calcext:value-type="float">
            <text:p>191,75 zł</text:p>
          </table:table-cell>
          <table:table-cell table:style-name="ce11" table:formula="of:=DAYS([.AE$2];[.G21])" office:value-type="float" office:value="-32029" calcext:value-type="float">
            <text:p>-32029</text:p>
          </table:table-cell>
          <table:table-cell table:style-name="ce12" table:formula="of:=IF([.K21]&gt;9500;[.J21]*0.4;[.J21]*0.3)" office:value-type="float" office:value="57.525" calcext:value-type="float">
            <text:p>57,5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2]*[.I22]" office:value-type="float" office:value="191.75" calcext:value-type="float">
            <text:p>191,75 zł</text:p>
          </table:table-cell>
          <table:table-cell table:style-name="ce11" table:formula="of:=DAYS([.AE$2];[.G22])" office:value-type="float" office:value="-32118" calcext:value-type="float">
            <text:p>-32118</text:p>
          </table:table-cell>
          <table:table-cell table:style-name="ce12" table:formula="of:=IF([.K22]&gt;9500;[.J22]*0.4;[.J22]*0.3)" office:value-type="float" office:value="57.525" calcext:value-type="float">
            <text:p>57,5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23]*[.I23]" office:value-type="float" office:value="195.3" calcext:value-type="float">
            <text:p>195,30 zł</text:p>
          </table:table-cell>
          <table:table-cell table:style-name="ce11" table:formula="of:=DAYS([.AE$2];[.G23])" office:value-type="float" office:value="-29648" calcext:value-type="float">
            <text:p>-29648</text:p>
          </table:table-cell>
          <table:table-cell table:style-name="ce12" table:formula="of:=IF([.K23]&gt;9500;[.J23]*0.4;[.J23]*0.3)" office:value-type="float" office:value="58.59" calcext:value-type="float">
            <text:p>58,59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24]*[.I24]" office:value-type="float" office:value="213" calcext:value-type="float">
            <text:p>213,00 zł</text:p>
          </table:table-cell>
          <table:table-cell table:style-name="ce11" table:formula="of:=DAYS([.AE$2];[.G24])" office:value-type="float" office:value="-30729" calcext:value-type="float">
            <text:p>-30729</text:p>
          </table:table-cell>
          <table:table-cell table:style-name="ce12" table:formula="of:=IF([.K24]&gt;9500;[.J24]*0.4;[.J24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25]*[.I25]" office:value-type="float" office:value="213" calcext:value-type="float">
            <text:p>213,00 zł</text:p>
          </table:table-cell>
          <table:table-cell table:style-name="ce11" table:formula="of:=DAYS([.AE$2];[.G25])" office:value-type="float" office:value="-32855" calcext:value-type="float">
            <text:p>-32855</text:p>
          </table:table-cell>
          <table:table-cell table:style-name="ce12" table:formula="of:=IF([.K25]&gt;9500;[.J25]*0.4;[.J25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26]*[.I26]" office:value-type="float" office:value="213" calcext:value-type="float">
            <text:p>213,00 zł</text:p>
          </table:table-cell>
          <table:table-cell table:style-name="ce11" table:formula="of:=DAYS([.AE$2];[.G26])" office:value-type="float" office:value="-31508" calcext:value-type="float">
            <text:p>-31508</text:p>
          </table:table-cell>
          <table:table-cell table:style-name="ce12" table:formula="of:=IF([.K26]&gt;9500;[.J26]*0.4;[.J26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27]*[.I27]" office:value-type="float" office:value="213" calcext:value-type="float">
            <text:p>213,00 zł</text:p>
          </table:table-cell>
          <table:table-cell table:style-name="ce11" table:formula="of:=DAYS([.AE$2];[.G27])" office:value-type="float" office:value="-32301" calcext:value-type="float">
            <text:p>-32301</text:p>
          </table:table-cell>
          <table:table-cell table:style-name="ce12" table:formula="of:=IF([.K27]&gt;9500;[.J27]*0.4;[.J27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28]*[.I28]" office:value-type="float" office:value="213" calcext:value-type="float">
            <text:p>213,00 zł</text:p>
          </table:table-cell>
          <table:table-cell table:style-name="ce11" table:formula="of:=DAYS([.AE$2];[.G28])" office:value-type="float" office:value="-31926" calcext:value-type="float">
            <text:p>-31926</text:p>
          </table:table-cell>
          <table:table-cell table:style-name="ce12" table:formula="of:=IF([.K28]&gt;9500;[.J28]*0.4;[.J28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9]*[.I29]" office:value-type="float" office:value="260" calcext:value-type="float">
            <text:p>260,00 zł</text:p>
          </table:table-cell>
          <table:table-cell table:style-name="ce11" table:formula="of:=DAYS([.AE$2];[.G29])" office:value-type="float" office:value="-31689" calcext:value-type="float">
            <text:p>-31689</text:p>
          </table:table-cell>
          <table:table-cell table:style-name="ce12" table:formula="of:=IF([.K29]&gt;9500;[.J29]*0.4;[.J29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30]*[.I30]" office:value-type="float" office:value="260" calcext:value-type="float">
            <text:p>260,00 zł</text:p>
          </table:table-cell>
          <table:table-cell table:style-name="ce11" table:formula="of:=DAYS([.AE$2];[.G30])" office:value-type="float" office:value="-32808" calcext:value-type="float">
            <text:p>-32808</text:p>
          </table:table-cell>
          <table:table-cell table:style-name="ce12" table:formula="of:=IF([.K30]&gt;9500;[.J30]*0.4;[.J30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31]*[.I31]" office:value-type="float" office:value="260" calcext:value-type="float">
            <text:p>260,00 zł</text:p>
          </table:table-cell>
          <table:table-cell table:style-name="ce11" table:formula="of:=DAYS([.AE$2];[.G31])" office:value-type="float" office:value="-31016" calcext:value-type="float">
            <text:p>-31016</text:p>
          </table:table-cell>
          <table:table-cell table:style-name="ce12" table:formula="of:=IF([.K31]&gt;9500;[.J31]*0.4;[.J31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32]*[.I32]" office:value-type="float" office:value="260" calcext:value-type="float">
            <text:p>260,00 zł</text:p>
          </table:table-cell>
          <table:table-cell table:style-name="ce11" table:formula="of:=DAYS([.AE$2];[.G32])" office:value-type="float" office:value="-28964" calcext:value-type="float">
            <text:p>-28964</text:p>
          </table:table-cell>
          <table:table-cell table:style-name="ce12" table:formula="of:=IF([.K32]&gt;9500;[.J32]*0.4;[.J32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33]*[.I33]" office:value-type="float" office:value="260" calcext:value-type="float">
            <text:p>260,00 zł</text:p>
          </table:table-cell>
          <table:table-cell table:style-name="ce11" table:formula="of:=DAYS([.AE$2];[.G33])" office:value-type="float" office:value="-31959" calcext:value-type="float">
            <text:p>-31959</text:p>
          </table:table-cell>
          <table:table-cell table:style-name="ce12" table:formula="of:=IF([.K33]&gt;9500;[.J33]*0.4;[.J33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34]*[.I34]" office:value-type="float" office:value="280" calcext:value-type="float">
            <text:p>280,00 zł</text:p>
          </table:table-cell>
          <table:table-cell table:style-name="ce11" table:formula="of:=DAYS([.AE$2];[.G34])" office:value-type="float" office:value="-31753" calcext:value-type="float">
            <text:p>-31753</text:p>
          </table:table-cell>
          <table:table-cell table:style-name="ce12" table:formula="of:=IF([.K34]&gt;9500;[.J34]*0.4;[.J34]*0.3)" office:value-type="float" office:value="84" calcext:value-type="float">
            <text:p>8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35]*[.I35]" office:value-type="float" office:value="288.8" calcext:value-type="float">
            <text:p>288,80 zł</text:p>
          </table:table-cell>
          <table:table-cell table:style-name="ce11" table:formula="of:=DAYS([.AE$2];[.G35])" office:value-type="float" office:value="-32275" calcext:value-type="float">
            <text:p>-32275</text:p>
          </table:table-cell>
          <table:table-cell table:style-name="ce12" table:formula="of:=IF([.K35]&gt;9500;[.J35]*0.4;[.J35]*0.3)" office:value-type="float" office:value="86.64" calcext:value-type="float">
            <text:p>86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36]*[.I36]" office:value-type="float" office:value="288.8" calcext:value-type="float">
            <text:p>288,80 zł</text:p>
          </table:table-cell>
          <table:table-cell table:style-name="ce11" table:formula="of:=DAYS([.AE$2];[.G36])" office:value-type="float" office:value="-30726" calcext:value-type="float">
            <text:p>-30726</text:p>
          </table:table-cell>
          <table:table-cell table:style-name="ce12" table:formula="of:=IF([.K36]&gt;9500;[.J36]*0.4;[.J36]*0.3)" office:value-type="float" office:value="86.64" calcext:value-type="float">
            <text:p>86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37]*[.I37]" office:value-type="float" office:value="288.8" calcext:value-type="float">
            <text:p>288,80 zł</text:p>
          </table:table-cell>
          <table:table-cell table:style-name="ce11" table:formula="of:=DAYS([.AE$2];[.G37])" office:value-type="float" office:value="-30648" calcext:value-type="float">
            <text:p>-30648</text:p>
          </table:table-cell>
          <table:table-cell table:style-name="ce12" table:formula="of:=IF([.K37]&gt;9500;[.J37]*0.4;[.J37]*0.3)" office:value-type="float" office:value="86.64" calcext:value-type="float">
            <text:p>86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H38]*[.I38]" office:value-type="float" office:value="328.8" calcext:value-type="float">
            <text:p>328,80 zł</text:p>
          </table:table-cell>
          <table:table-cell table:style-name="ce11" table:formula="of:=DAYS([.AE$2];[.G38])" office:value-type="float" office:value="-31551" calcext:value-type="float">
            <text:p>-31551</text:p>
          </table:table-cell>
          <table:table-cell table:style-name="ce12" table:formula="of:=IF([.K38]&gt;9500;[.J38]*0.4;[.J38]*0.3)" office:value-type="float" office:value="98.64" calcext:value-type="float">
            <text:p>98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39]*[.I39]" office:value-type="float" office:value="350" calcext:value-type="float">
            <text:p>350,00 zł</text:p>
          </table:table-cell>
          <table:table-cell table:style-name="ce11" table:formula="of:=DAYS([.AE$2];[.G39])" office:value-type="float" office:value="-32301" calcext:value-type="float">
            <text:p>-32301</text:p>
          </table:table-cell>
          <table:table-cell table:style-name="ce12" table:formula="of:=IF([.K39]&gt;9500;[.J39]*0.4;[.J39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40]*[.I40]" office:value-type="float" office:value="350" calcext:value-type="float">
            <text:p>350,00 zł</text:p>
          </table:table-cell>
          <table:table-cell table:style-name="ce11" table:formula="of:=DAYS([.AE$2];[.G40])" office:value-type="float" office:value="-30714" calcext:value-type="float">
            <text:p>-30714</text:p>
          </table:table-cell>
          <table:table-cell table:style-name="ce12" table:formula="of:=IF([.K40]&gt;9500;[.J40]*0.4;[.J40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41]*[.I41]" office:value-type="float" office:value="350" calcext:value-type="float">
            <text:p>350,00 zł</text:p>
          </table:table-cell>
          <table:table-cell table:style-name="ce11" table:formula="of:=DAYS([.AE$2];[.G41])" office:value-type="float" office:value="-31563" calcext:value-type="float">
            <text:p>-31563</text:p>
          </table:table-cell>
          <table:table-cell table:style-name="ce12" table:formula="of:=IF([.K41]&gt;9500;[.J41]*0.4;[.J41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42]*[.I42]" office:value-type="float" office:value="350" calcext:value-type="float">
            <text:p>350,00 zł</text:p>
          </table:table-cell>
          <table:table-cell table:style-name="ce11" table:formula="of:=DAYS([.AE$2];[.G42])" office:value-type="float" office:value="-31580" calcext:value-type="float">
            <text:p>-31580</text:p>
          </table:table-cell>
          <table:table-cell table:style-name="ce12" table:formula="of:=IF([.K42]&gt;9500;[.J42]*0.4;[.J42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43]*[.I43]" office:value-type="float" office:value="392.35" calcext:value-type="float">
            <text:p>392,35 zł</text:p>
          </table:table-cell>
          <table:table-cell table:style-name="ce11" table:formula="of:=DAYS([.AE$2];[.G43])" office:value-type="float" office:value="-33392" calcext:value-type="float">
            <text:p>-33392</text:p>
          </table:table-cell>
          <table:table-cell table:style-name="ce12" table:formula="of:=IF([.K43]&gt;9500;[.J43]*0.4;[.J43]*0.3)" office:value-type="float" office:value="117.705" calcext:value-type="float">
            <text:p>117,71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44]*[.I44]" office:value-type="float" office:value="423.5" calcext:value-type="float">
            <text:p>423,50 zł</text:p>
          </table:table-cell>
          <table:table-cell table:style-name="ce11" table:formula="of:=DAYS([.AE$2];[.G44])" office:value-type="float" office:value="-32565" calcext:value-type="float">
            <text:p>-32565</text:p>
          </table:table-cell>
          <table:table-cell table:style-name="ce12" table:formula="of:=IF([.K44]&gt;9500;[.J44]*0.4;[.J44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45]*[.I45]" office:value-type="float" office:value="423.5" calcext:value-type="float">
            <text:p>423,50 zł</text:p>
          </table:table-cell>
          <table:table-cell table:style-name="ce11" table:formula="of:=DAYS([.AE$2];[.G45])" office:value-type="float" office:value="-33274" calcext:value-type="float">
            <text:p>-33274</text:p>
          </table:table-cell>
          <table:table-cell table:style-name="ce12" table:formula="of:=IF([.K45]&gt;9500;[.J45]*0.4;[.J45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46]*[.I46]" office:value-type="float" office:value="423.5" calcext:value-type="float">
            <text:p>423,50 zł</text:p>
          </table:table-cell>
          <table:table-cell table:style-name="ce11" table:formula="of:=DAYS([.AE$2];[.G46])" office:value-type="float" office:value="-32470" calcext:value-type="float">
            <text:p>-32470</text:p>
          </table:table-cell>
          <table:table-cell table:style-name="ce12" table:formula="of:=IF([.K46]&gt;9500;[.J46]*0.4;[.J46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47]*[.I47]" office:value-type="float" office:value="423.5" calcext:value-type="float">
            <text:p>423,50 zł</text:p>
          </table:table-cell>
          <table:table-cell table:style-name="ce11" table:formula="of:=DAYS([.AE$2];[.G47])" office:value-type="float" office:value="-33311" calcext:value-type="float">
            <text:p>-33311</text:p>
          </table:table-cell>
          <table:table-cell table:style-name="ce12" table:formula="of:=IF([.K47]&gt;9500;[.J47]*0.4;[.J47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48]*[.I48]" office:value-type="float" office:value="441" calcext:value-type="float">
            <text:p>441,00 zł</text:p>
          </table:table-cell>
          <table:table-cell table:style-name="ce11" table:formula="of:=DAYS([.AE$2];[.G48])" office:value-type="float" office:value="-32819" calcext:value-type="float">
            <text:p>-32819</text:p>
          </table:table-cell>
          <table:table-cell table:style-name="ce12" table:formula="of:=IF([.K48]&gt;9500;[.J48]*0.4;[.J48]*0.3)" office:value-type="float" office:value="132.3" calcext:value-type="float">
            <text:p>132,3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49]*[.I49]" office:value-type="float" office:value="442.5" calcext:value-type="float">
            <text:p>442,50 zł</text:p>
          </table:table-cell>
          <table:table-cell table:style-name="ce11" table:formula="of:=DAYS([.AE$2];[.G49])" office:value-type="float" office:value="-32531" calcext:value-type="float">
            <text:p>-32531</text:p>
          </table:table-cell>
          <table:table-cell table:style-name="ce12" table:formula="of:=IF([.K49]&gt;9500;[.J49]*0.4;[.J49]*0.3)" office:value-type="float" office:value="132.75" calcext:value-type="float">
            <text:p>132,7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50]*[.I50]" office:value-type="float" office:value="443.75" calcext:value-type="float">
            <text:p>443,75 zł</text:p>
          </table:table-cell>
          <table:table-cell table:style-name="ce11" table:formula="of:=DAYS([.AE$2];[.G50])" office:value-type="float" office:value="-31770" calcext:value-type="float">
            <text:p>-31770</text:p>
          </table:table-cell>
          <table:table-cell table:style-name="ce12" table:formula="of:=IF([.K50]&gt;9500;[.J50]*0.4;[.J50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51]*[.I51]" office:value-type="float" office:value="443.75" calcext:value-type="float">
            <text:p>443,75 zł</text:p>
          </table:table-cell>
          <table:table-cell table:style-name="ce11" table:formula="of:=DAYS([.AE$2];[.G51])" office:value-type="float" office:value="-31072" calcext:value-type="float">
            <text:p>-31072</text:p>
          </table:table-cell>
          <table:table-cell table:style-name="ce12" table:formula="of:=IF([.K51]&gt;9500;[.J51]*0.4;[.J51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52]*[.I52]" office:value-type="float" office:value="443.75" calcext:value-type="float">
            <text:p>443,75 zł</text:p>
          </table:table-cell>
          <table:table-cell table:style-name="ce11" table:formula="of:=DAYS([.AE$2];[.G52])" office:value-type="float" office:value="-31614" calcext:value-type="float">
            <text:p>-31614</text:p>
          </table:table-cell>
          <table:table-cell table:style-name="ce12" table:formula="of:=IF([.K52]&gt;9500;[.J52]*0.4;[.J52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53]*[.I53]" office:value-type="float" office:value="443.75" calcext:value-type="float">
            <text:p>443,75 zł</text:p>
          </table:table-cell>
          <table:table-cell table:style-name="ce11" table:formula="of:=DAYS([.AE$2];[.G53])" office:value-type="float" office:value="-32106" calcext:value-type="float">
            <text:p>-32106</text:p>
          </table:table-cell>
          <table:table-cell table:style-name="ce12" table:formula="of:=IF([.K53]&gt;9500;[.J53]*0.4;[.J53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54]*[.I54]" office:value-type="float" office:value="443.75" calcext:value-type="float">
            <text:p>443,75 zł</text:p>
          </table:table-cell>
          <table:table-cell table:style-name="ce11" table:formula="of:=DAYS([.AE$2];[.G54])" office:value-type="float" office:value="-32114" calcext:value-type="float">
            <text:p>-32114</text:p>
          </table:table-cell>
          <table:table-cell table:style-name="ce12" table:formula="of:=IF([.K54]&gt;9500;[.J54]*0.4;[.J54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55]*[.I55]" office:value-type="float" office:value="472.15" calcext:value-type="float">
            <text:p>472,15 zł</text:p>
          </table:table-cell>
          <table:table-cell table:style-name="ce11" table:formula="of:=DAYS([.AE$2];[.G55])" office:value-type="float" office:value="-31233" calcext:value-type="float">
            <text:p>-31233</text:p>
          </table:table-cell>
          <table:table-cell table:style-name="ce12" table:formula="of:=IF([.K55]&gt;9500;[.J55]*0.4;[.J55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56]*[.I56]" office:value-type="float" office:value="472.15" calcext:value-type="float">
            <text:p>472,15 zł</text:p>
          </table:table-cell>
          <table:table-cell table:style-name="ce11" table:formula="of:=DAYS([.AE$2];[.G56])" office:value-type="float" office:value="-32905" calcext:value-type="float">
            <text:p>-32905</text:p>
          </table:table-cell>
          <table:table-cell table:style-name="ce12" table:formula="of:=IF([.K56]&gt;9500;[.J56]*0.4;[.J56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57]*[.I57]" office:value-type="float" office:value="472.15" calcext:value-type="float">
            <text:p>472,15 zł</text:p>
          </table:table-cell>
          <table:table-cell table:style-name="ce11" table:formula="of:=DAYS([.AE$2];[.G57])" office:value-type="float" office:value="-30902" calcext:value-type="float">
            <text:p>-30902</text:p>
          </table:table-cell>
          <table:table-cell table:style-name="ce12" table:formula="of:=IF([.K57]&gt;9500;[.J57]*0.4;[.J57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58]*[.I58]" office:value-type="float" office:value="472.15" calcext:value-type="float">
            <text:p>472,15 zł</text:p>
          </table:table-cell>
          <table:table-cell table:style-name="ce11" table:formula="of:=DAYS([.AE$2];[.G58])" office:value-type="float" office:value="-31696" calcext:value-type="float">
            <text:p>-31696</text:p>
          </table:table-cell>
          <table:table-cell table:style-name="ce12" table:formula="of:=IF([.K58]&gt;9500;[.J58]*0.4;[.J58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59]*[.I59]" office:value-type="float" office:value="472.15" calcext:value-type="float">
            <text:p>472,15 zł</text:p>
          </table:table-cell>
          <table:table-cell table:style-name="ce11" table:formula="of:=DAYS([.AE$2];[.G59])" office:value-type="float" office:value="-30768" calcext:value-type="float">
            <text:p>-30768</text:p>
          </table:table-cell>
          <table:table-cell table:style-name="ce12" table:formula="of:=IF([.K59]&gt;9500;[.J59]*0.4;[.J59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60]*[.I60]" office:value-type="float" office:value="484" calcext:value-type="float">
            <text:p>484,00 zł</text:p>
          </table:table-cell>
          <table:table-cell table:style-name="ce11" table:formula="of:=DAYS([.AE$2];[.G60])" office:value-type="float" office:value="-29999" calcext:value-type="float">
            <text:p>-29999</text:p>
          </table:table-cell>
          <table:table-cell table:style-name="ce12" table:formula="of:=IF([.K60]&gt;9500;[.J60]*0.4;[.J60]*0.3)" office:value-type="float" office:value="145.2" calcext:value-type="float">
            <text:p>145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61]*[.I61]" office:value-type="float" office:value="484" calcext:value-type="float">
            <text:p>484,00 zł</text:p>
          </table:table-cell>
          <table:table-cell table:style-name="ce11" table:formula="of:=DAYS([.AE$2];[.G61])" office:value-type="float" office:value="-33336" calcext:value-type="float">
            <text:p>-33336</text:p>
          </table:table-cell>
          <table:table-cell table:style-name="ce12" table:formula="of:=IF([.K61]&gt;9500;[.J61]*0.4;[.J61]*0.3)" office:value-type="float" office:value="145.2" calcext:value-type="float">
            <text:p>145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62]*[.I62]" office:value-type="float" office:value="494.125" calcext:value-type="float">
            <text:p>494,13 zł</text:p>
          </table:table-cell>
          <table:table-cell table:style-name="ce11" table:formula="of:=DAYS([.AE$2];[.G62])" office:value-type="float" office:value="-30911" calcext:value-type="float">
            <text:p>-30911</text:p>
          </table:table-cell>
          <table:table-cell table:style-name="ce12" table:formula="of:=IF([.K62]&gt;9500;[.J62]*0.4;[.J62]*0.3)" office:value-type="float" office:value="148.2375" calcext:value-type="float">
            <text:p>148,2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63]*[.I63]" office:value-type="float" office:value="504" calcext:value-type="float">
            <text:p>504,00 zł</text:p>
          </table:table-cell>
          <table:table-cell table:style-name="ce11" table:formula="of:=DAYS([.AE$2];[.G63])" office:value-type="float" office:value="-30509" calcext:value-type="float">
            <text:p>-30509</text:p>
          </table:table-cell>
          <table:table-cell table:style-name="ce12" table:formula="of:=IF([.K63]&gt;9500;[.J63]*0.4;[.J63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64]*[.I64]" office:value-type="float" office:value="504" calcext:value-type="float">
            <text:p>504,00 zł</text:p>
          </table:table-cell>
          <table:table-cell table:style-name="ce11" table:formula="of:=DAYS([.AE$2];[.G64])" office:value-type="float" office:value="-31938" calcext:value-type="float">
            <text:p>-31938</text:p>
          </table:table-cell>
          <table:table-cell table:style-name="ce12" table:formula="of:=IF([.K64]&gt;9500;[.J64]*0.4;[.J64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65]*[.I65]" office:value-type="float" office:value="504" calcext:value-type="float">
            <text:p>504,00 zł</text:p>
          </table:table-cell>
          <table:table-cell table:style-name="ce11" table:formula="of:=DAYS([.AE$2];[.G65])" office:value-type="float" office:value="-30577" calcext:value-type="float">
            <text:p>-30577</text:p>
          </table:table-cell>
          <table:table-cell table:style-name="ce12" table:formula="of:=IF([.K65]&gt;9500;[.J65]*0.4;[.J65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66]*[.I66]" office:value-type="float" office:value="504" calcext:value-type="float">
            <text:p>504,00 zł</text:p>
          </table:table-cell>
          <table:table-cell table:style-name="ce11" table:formula="of:=DAYS([.AE$2];[.G66])" office:value-type="float" office:value="-32835" calcext:value-type="float">
            <text:p>-32835</text:p>
          </table:table-cell>
          <table:table-cell table:style-name="ce12" table:formula="of:=IF([.K66]&gt;9500;[.J66]*0.4;[.J66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67]*[.I67]" office:value-type="float" office:value="589" calcext:value-type="float">
            <text:p>589,00 zł</text:p>
          </table:table-cell>
          <table:table-cell table:style-name="ce11" table:formula="of:=DAYS([.AE$2];[.G67])" office:value-type="float" office:value="-30484" calcext:value-type="float">
            <text:p>-30484</text:p>
          </table:table-cell>
          <table:table-cell table:style-name="ce12" table:formula="of:=IF([.K67]&gt;9500;[.J67]*0.4;[.J67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68]*[.I68]" office:value-type="float" office:value="589" calcext:value-type="float">
            <text:p>589,00 zł</text:p>
          </table:table-cell>
          <table:table-cell table:style-name="ce11" table:formula="of:=DAYS([.AE$2];[.G68])" office:value-type="float" office:value="-32085" calcext:value-type="float">
            <text:p>-32085</text:p>
          </table:table-cell>
          <table:table-cell table:style-name="ce12" table:formula="of:=IF([.K68]&gt;9500;[.J68]*0.4;[.J68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69]*[.I69]" office:value-type="float" office:value="589" calcext:value-type="float">
            <text:p>589,00 zł</text:p>
          </table:table-cell>
          <table:table-cell table:style-name="ce11" table:formula="of:=DAYS([.AE$2];[.G69])" office:value-type="float" office:value="-31923" calcext:value-type="float">
            <text:p>-31923</text:p>
          </table:table-cell>
          <table:table-cell table:style-name="ce12" table:formula="of:=IF([.K69]&gt;9500;[.J69]*0.4;[.J69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0]*[.I70]" office:value-type="float" office:value="589" calcext:value-type="float">
            <text:p>589,00 zł</text:p>
          </table:table-cell>
          <table:table-cell table:style-name="ce11" table:formula="of:=DAYS([.AE$2];[.G70])" office:value-type="float" office:value="-30784" calcext:value-type="float">
            <text:p>-30784</text:p>
          </table:table-cell>
          <table:table-cell table:style-name="ce12" table:formula="of:=IF([.K70]&gt;9500;[.J70]*0.4;[.J70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1]*[.I71]" office:value-type="float" office:value="589" calcext:value-type="float">
            <text:p>589,00 zł</text:p>
          </table:table-cell>
          <table:table-cell table:style-name="ce11" table:formula="of:=DAYS([.AE$2];[.G71])" office:value-type="float" office:value="-29812" calcext:value-type="float">
            <text:p>-29812</text:p>
          </table:table-cell>
          <table:table-cell table:style-name="ce12" table:formula="of:=IF([.K71]&gt;9500;[.J71]*0.4;[.J71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72]*[.I72]" office:value-type="float" office:value="600" calcext:value-type="float">
            <text:p>600,00 zł</text:p>
          </table:table-cell>
          <table:table-cell table:style-name="ce11" table:formula="of:=DAYS([.AE$2];[.G72])" office:value-type="float" office:value="-31951" calcext:value-type="float">
            <text:p>-31951</text:p>
          </table:table-cell>
          <table:table-cell table:style-name="ce12" table:formula="of:=IF([.K72]&gt;9500;[.J72]*0.4;[.J72]*0.3)" office:value-type="float" office:value="180" calcext:value-type="float">
            <text:p>180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73]*[.I73]" office:value-type="float" office:value="600" calcext:value-type="float">
            <text:p>600,00 zł</text:p>
          </table:table-cell>
          <table:table-cell table:style-name="ce11" table:formula="of:=DAYS([.AE$2];[.G73])" office:value-type="float" office:value="-31251" calcext:value-type="float">
            <text:p>-31251</text:p>
          </table:table-cell>
          <table:table-cell table:style-name="ce12" table:formula="of:=IF([.K73]&gt;9500;[.J73]*0.4;[.J73]*0.3)" office:value-type="float" office:value="180" calcext:value-type="float">
            <text:p>180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74]*[.I74]" office:value-type="float" office:value="600" calcext:value-type="float">
            <text:p>600,00 zł</text:p>
          </table:table-cell>
          <table:table-cell table:style-name="ce11" table:formula="of:=DAYS([.AE$2];[.G74])" office:value-type="float" office:value="-31690" calcext:value-type="float">
            <text:p>-31690</text:p>
          </table:table-cell>
          <table:table-cell table:style-name="ce12" table:formula="of:=IF([.K74]&gt;9500;[.J74]*0.4;[.J74]*0.3)" office:value-type="float" office:value="180" calcext:value-type="float">
            <text:p>180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5]*[.I75]" office:value-type="float" office:value="620" calcext:value-type="float">
            <text:p>620,00 zł</text:p>
          </table:table-cell>
          <table:table-cell table:style-name="ce11" table:formula="of:=DAYS([.AE$2];[.G75])" office:value-type="float" office:value="-32827" calcext:value-type="float">
            <text:p>-32827</text:p>
          </table:table-cell>
          <table:table-cell table:style-name="ce12" table:formula="of:=IF([.K75]&gt;9500;[.J75]*0.4;[.J75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6]*[.I76]" office:value-type="float" office:value="620" calcext:value-type="float">
            <text:p>620,00 zł</text:p>
          </table:table-cell>
          <table:table-cell table:style-name="ce11" table:formula="of:=DAYS([.AE$2];[.G76])" office:value-type="float" office:value="-30139" calcext:value-type="float">
            <text:p>-30139</text:p>
          </table:table-cell>
          <table:table-cell table:style-name="ce12" table:formula="of:=IF([.K76]&gt;9500;[.J76]*0.4;[.J76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7]*[.I77]" office:value-type="float" office:value="620" calcext:value-type="float">
            <text:p>620,00 zł</text:p>
          </table:table-cell>
          <table:table-cell table:style-name="ce11" table:formula="of:=DAYS([.AE$2];[.G77])" office:value-type="float" office:value="-32795" calcext:value-type="float">
            <text:p>-32795</text:p>
          </table:table-cell>
          <table:table-cell table:style-name="ce12" table:formula="of:=IF([.K77]&gt;9500;[.J77]*0.4;[.J77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8]*[.I78]" office:value-type="float" office:value="620" calcext:value-type="float">
            <text:p>620,00 zł</text:p>
          </table:table-cell>
          <table:table-cell table:style-name="ce11" table:formula="of:=DAYS([.AE$2];[.G78])" office:value-type="float" office:value="-30988" calcext:value-type="float">
            <text:p>-30988</text:p>
          </table:table-cell>
          <table:table-cell table:style-name="ce12" table:formula="of:=IF([.K78]&gt;9500;[.J78]*0.4;[.J78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79]*[.I79]" office:value-type="float" office:value="651" calcext:value-type="float">
            <text:p>651,00 zł</text:p>
          </table:table-cell>
          <table:table-cell table:style-name="ce11" table:formula="of:=DAYS([.AE$2];[.G79])" office:value-type="float" office:value="-32996" calcext:value-type="float">
            <text:p>-32996</text:p>
          </table:table-cell>
          <table:table-cell table:style-name="ce12" table:formula="of:=IF([.K79]&gt;9500;[.J79]*0.4;[.J79]*0.3)" office:value-type="float" office:value="195.3" calcext:value-type="float">
            <text:p>195,3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80]*[.I80]" office:value-type="float" office:value="670" calcext:value-type="float">
            <text:p>670,00 zł</text:p>
          </table:table-cell>
          <table:table-cell table:style-name="ce11" table:formula="of:=DAYS([.AE$2];[.G80])" office:value-type="float" office:value="-32135" calcext:value-type="float">
            <text:p>-32135</text:p>
          </table:table-cell>
          <table:table-cell table:style-name="ce12" table:formula="of:=IF([.K80]&gt;9500;[.J80]*0.4;[.J80]*0.3)" office:value-type="float" office:value="201" calcext:value-type="float">
            <text:p>201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81]*[.I81]" office:value-type="float" office:value="703.5" calcext:value-type="float">
            <text:p>703,50 zł</text:p>
          </table:table-cell>
          <table:table-cell table:style-name="ce11" table:formula="of:=DAYS([.AE$2];[.G81])" office:value-type="float" office:value="-33080" calcext:value-type="float">
            <text:p>-33080</text:p>
          </table:table-cell>
          <table:table-cell table:style-name="ce12" table:formula="of:=IF([.K81]&gt;9500;[.J81]*0.4;[.J81]*0.3)" office:value-type="float" office:value="211.05" calcext:value-type="float">
            <text:p>211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82]*[.I82]" office:value-type="float" office:value="703.5" calcext:value-type="float">
            <text:p>703,50 zł</text:p>
          </table:table-cell>
          <table:table-cell table:style-name="ce11" table:formula="of:=DAYS([.AE$2];[.G82])" office:value-type="float" office:value="-31789" calcext:value-type="float">
            <text:p>-31789</text:p>
          </table:table-cell>
          <table:table-cell table:style-name="ce12" table:formula="of:=IF([.K82]&gt;9500;[.J82]*0.4;[.J82]*0.3)" office:value-type="float" office:value="211.05" calcext:value-type="float">
            <text:p>211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83]*[.I83]" office:value-type="float" office:value="780" calcext:value-type="float">
            <text:p>780,00 zł</text:p>
          </table:table-cell>
          <table:table-cell table:style-name="ce11" table:formula="of:=DAYS([.AE$2];[.G83])" office:value-type="float" office:value="-29653" calcext:value-type="float">
            <text:p>-29653</text:p>
          </table:table-cell>
          <table:table-cell table:style-name="ce12" table:formula="of:=IF([.K83]&gt;9500;[.J83]*0.4;[.J83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84]*[.I84]" office:value-type="float" office:value="780" calcext:value-type="float">
            <text:p>780,00 zł</text:p>
          </table:table-cell>
          <table:table-cell table:style-name="ce11" table:formula="of:=DAYS([.AE$2];[.G84])" office:value-type="float" office:value="-31359" calcext:value-type="float">
            <text:p>-31359</text:p>
          </table:table-cell>
          <table:table-cell table:style-name="ce12" table:formula="of:=IF([.K84]&gt;9500;[.J84]*0.4;[.J84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85]*[.I85]" office:value-type="float" office:value="780" calcext:value-type="float">
            <text:p>780,00 zł</text:p>
          </table:table-cell>
          <table:table-cell table:style-name="ce11" table:formula="of:=DAYS([.AE$2];[.G85])" office:value-type="float" office:value="-32452" calcext:value-type="float">
            <text:p>-32452</text:p>
          </table:table-cell>
          <table:table-cell table:style-name="ce12" table:formula="of:=IF([.K85]&gt;9500;[.J85]*0.4;[.J85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86]*[.I86]" office:value-type="float" office:value="780" calcext:value-type="float">
            <text:p>780,00 zł</text:p>
          </table:table-cell>
          <table:table-cell table:style-name="ce11" table:formula="of:=DAYS([.AE$2];[.G86])" office:value-type="float" office:value="-29963" calcext:value-type="float">
            <text:p>-29963</text:p>
          </table:table-cell>
          <table:table-cell table:style-name="ce12" table:formula="of:=IF([.K86]&gt;9500;[.J86]*0.4;[.J86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87]*[.I87]" office:value-type="float" office:value="780" calcext:value-type="float">
            <text:p>780,00 zł</text:p>
          </table:table-cell>
          <table:table-cell table:style-name="ce11" table:formula="of:=DAYS([.AE$2];[.G87])" office:value-type="float" office:value="-31759" calcext:value-type="float">
            <text:p>-31759</text:p>
          </table:table-cell>
          <table:table-cell table:style-name="ce12" table:formula="of:=IF([.K87]&gt;9500;[.J87]*0.4;[.J87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88]*[.I88]" office:value-type="float" office:value="840" calcext:value-type="float">
            <text:p>840,00 zł</text:p>
          </table:table-cell>
          <table:table-cell table:style-name="ce11" table:formula="of:=DAYS([.AE$2];[.G88])" office:value-type="float" office:value="-31933" calcext:value-type="float">
            <text:p>-31933</text:p>
          </table:table-cell>
          <table:table-cell table:style-name="ce12" table:formula="of:=IF([.K88]&gt;9500;[.J88]*0.4;[.J88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89]*[.I89]" office:value-type="float" office:value="840" calcext:value-type="float">
            <text:p>840,00 zł</text:p>
          </table:table-cell>
          <table:table-cell table:style-name="ce11" table:formula="of:=DAYS([.AE$2];[.G89])" office:value-type="float" office:value="-33097" calcext:value-type="float">
            <text:p>-33097</text:p>
          </table:table-cell>
          <table:table-cell table:style-name="ce12" table:formula="of:=IF([.K89]&gt;9500;[.J89]*0.4;[.J89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90]*[.I90]" office:value-type="float" office:value="840" calcext:value-type="float">
            <text:p>840,00 zł</text:p>
          </table:table-cell>
          <table:table-cell table:style-name="ce11" table:formula="of:=DAYS([.AE$2];[.G90])" office:value-type="float" office:value="-31494" calcext:value-type="float">
            <text:p>-31494</text:p>
          </table:table-cell>
          <table:table-cell table:style-name="ce12" table:formula="of:=IF([.K90]&gt;9500;[.J90]*0.4;[.J90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91]*[.I91]" office:value-type="float" office:value="840" calcext:value-type="float">
            <text:p>840,00 zł</text:p>
          </table:table-cell>
          <table:table-cell table:style-name="ce11" table:formula="of:=DAYS([.AE$2];[.G91])" office:value-type="float" office:value="-31427" calcext:value-type="float">
            <text:p>-31427</text:p>
          </table:table-cell>
          <table:table-cell table:style-name="ce12" table:formula="of:=IF([.K91]&gt;9500;[.J91]*0.4;[.J91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92]*[.I92]" office:value-type="float" office:value="840" calcext:value-type="float">
            <text:p>840,00 zł</text:p>
          </table:table-cell>
          <table:table-cell table:style-name="ce11" table:formula="of:=DAYS([.AE$2];[.G92])" office:value-type="float" office:value="-31444" calcext:value-type="float">
            <text:p>-31444</text:p>
          </table:table-cell>
          <table:table-cell table:style-name="ce12" table:formula="of:=IF([.K92]&gt;9500;[.J92]*0.4;[.J92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3]*[.I93]" office:value-type="float" office:value="860" calcext:value-type="float">
            <text:p>860,00 zł</text:p>
          </table:table-cell>
          <table:table-cell table:style-name="ce11" table:formula="of:=DAYS([.AE$2];[.G93])" office:value-type="float" office:value="-30421" calcext:value-type="float">
            <text:p>-30421</text:p>
          </table:table-cell>
          <table:table-cell table:style-name="ce12" table:formula="of:=IF([.K93]&gt;9500;[.J93]*0.4;[.J93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4]*[.I94]" office:value-type="float" office:value="860" calcext:value-type="float">
            <text:p>860,00 zł</text:p>
          </table:table-cell>
          <table:table-cell table:style-name="ce11" table:formula="of:=DAYS([.AE$2];[.G94])" office:value-type="float" office:value="-33237" calcext:value-type="float">
            <text:p>-33237</text:p>
          </table:table-cell>
          <table:table-cell table:style-name="ce12" table:formula="of:=IF([.K94]&gt;9500;[.J94]*0.4;[.J94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5]*[.I95]" office:value-type="float" office:value="860" calcext:value-type="float">
            <text:p>860,00 zł</text:p>
          </table:table-cell>
          <table:table-cell table:style-name="ce11" table:formula="of:=DAYS([.AE$2];[.G95])" office:value-type="float" office:value="-30780" calcext:value-type="float">
            <text:p>-30780</text:p>
          </table:table-cell>
          <table:table-cell table:style-name="ce12" table:formula="of:=IF([.K95]&gt;9500;[.J95]*0.4;[.J95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6]*[.I96]" office:value-type="float" office:value="860" calcext:value-type="float">
            <text:p>860,00 zł</text:p>
          </table:table-cell>
          <table:table-cell table:style-name="ce11" table:formula="of:=DAYS([.AE$2];[.G96])" office:value-type="float" office:value="-30917" calcext:value-type="float">
            <text:p>-30917</text:p>
          </table:table-cell>
          <table:table-cell table:style-name="ce12" table:formula="of:=IF([.K96]&gt;9500;[.J96]*0.4;[.J96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7]*[.I97]" office:value-type="float" office:value="860" calcext:value-type="float">
            <text:p>860,00 zł</text:p>
          </table:table-cell>
          <table:table-cell table:style-name="ce11" table:formula="of:=DAYS([.AE$2];[.G97])" office:value-type="float" office:value="-31690" calcext:value-type="float">
            <text:p>-31690</text:p>
          </table:table-cell>
          <table:table-cell table:style-name="ce12" table:formula="of:=IF([.K97]&gt;9500;[.J97]*0.4;[.J97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8]*[.I98]" office:value-type="float" office:value="860" calcext:value-type="float">
            <text:p>860,00 zł</text:p>
          </table:table-cell>
          <table:table-cell table:style-name="ce11" table:formula="of:=DAYS([.AE$2];[.G98])" office:value-type="float" office:value="-32078" calcext:value-type="float">
            <text:p>-32078</text:p>
          </table:table-cell>
          <table:table-cell table:style-name="ce12" table:formula="of:=IF([.K98]&gt;9500;[.J98]*0.4;[.J98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99]*[.I99]" office:value-type="float" office:value="860" calcext:value-type="float">
            <text:p>860,00 zł</text:p>
          </table:table-cell>
          <table:table-cell table:style-name="ce11" table:formula="of:=DAYS([.AE$2];[.G99])" office:value-type="float" office:value="-31695" calcext:value-type="float">
            <text:p>-31695</text:p>
          </table:table-cell>
          <table:table-cell table:style-name="ce12" table:formula="of:=IF([.K99]&gt;9500;[.J99]*0.4;[.J99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00]*[.I100]" office:value-type="float" office:value="860" calcext:value-type="float">
            <text:p>860,00 zł</text:p>
          </table:table-cell>
          <table:table-cell table:style-name="ce11" table:formula="of:=DAYS([.AE$2];[.G100])" office:value-type="float" office:value="-33261" calcext:value-type="float">
            <text:p>-33261</text:p>
          </table:table-cell>
          <table:table-cell table:style-name="ce12" table:formula="of:=IF([.K100]&gt;9500;[.J100]*0.4;[.J100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01]*[.I101]" office:value-type="float" office:value="880" calcext:value-type="float">
            <text:p>880,00 zł</text:p>
          </table:table-cell>
          <table:table-cell table:style-name="ce11" table:formula="of:=DAYS([.AE$2];[.G101])" office:value-type="float" office:value="-31174" calcext:value-type="float">
            <text:p>-31174</text:p>
          </table:table-cell>
          <table:table-cell table:style-name="ce12" table:formula="of:=IF([.K101]&gt;9500;[.J101]*0.4;[.J101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02]*[.I102]" office:value-type="float" office:value="880" calcext:value-type="float">
            <text:p>880,00 zł</text:p>
          </table:table-cell>
          <table:table-cell table:style-name="ce11" table:formula="of:=DAYS([.AE$2];[.G102])" office:value-type="float" office:value="-32130" calcext:value-type="float">
            <text:p>-32130</text:p>
          </table:table-cell>
          <table:table-cell table:style-name="ce12" table:formula="of:=IF([.K102]&gt;9500;[.J102]*0.4;[.J102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03]*[.I103]" office:value-type="float" office:value="880" calcext:value-type="float">
            <text:p>880,00 zł</text:p>
          </table:table-cell>
          <table:table-cell table:style-name="ce11" table:formula="of:=DAYS([.AE$2];[.G103])" office:value-type="float" office:value="-32735" calcext:value-type="float">
            <text:p>-32735</text:p>
          </table:table-cell>
          <table:table-cell table:style-name="ce12" table:formula="of:=IF([.K103]&gt;9500;[.J103]*0.4;[.J103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04]*[.I104]" office:value-type="float" office:value="880" calcext:value-type="float">
            <text:p>880,00 zł</text:p>
          </table:table-cell>
          <table:table-cell table:style-name="ce11" table:formula="of:=DAYS([.AE$2];[.G104])" office:value-type="float" office:value="-30963" calcext:value-type="float">
            <text:p>-30963</text:p>
          </table:table-cell>
          <table:table-cell table:style-name="ce12" table:formula="of:=IF([.K104]&gt;9500;[.J104]*0.4;[.J104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05]*[.I105]" office:value-type="float" office:value="880" calcext:value-type="float">
            <text:p>880,00 zł</text:p>
          </table:table-cell>
          <table:table-cell table:style-name="ce11" table:formula="of:=DAYS([.AE$2];[.G105])" office:value-type="float" office:value="-33301" calcext:value-type="float">
            <text:p>-33301</text:p>
          </table:table-cell>
          <table:table-cell table:style-name="ce12" table:formula="of:=IF([.K105]&gt;9500;[.J105]*0.4;[.J105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06]*[.I106]" office:value-type="float" office:value="1008" calcext:value-type="float">
            <text:p>1 008,00 zł</text:p>
          </table:table-cell>
          <table:table-cell table:style-name="ce11" table:formula="of:=DAYS([.AE$2];[.G106])" office:value-type="float" office:value="-32839" calcext:value-type="float">
            <text:p>-32839</text:p>
          </table:table-cell>
          <table:table-cell table:style-name="ce12" table:formula="of:=IF([.K106]&gt;9500;[.J106]*0.4;[.J106]*0.3)" office:value-type="float" office:value="302.4" calcext:value-type="float">
            <text:p>302,40 <text:s text:c="4"/>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10]*[.I110]" office:value-type="float" office:value="443.75" calcext:value-type="float">
            <text:p>443,75 zł</text:p>
          </table:table-cell>
          <table:table-cell table:style-name="ce11" table:formula="of:=DAYS([.Y$2];[.G110])" office:value-type="float" office:value="-31770" calcext:value-type="float">
            <text:p>-31770</text:p>
          </table:table-cell>
          <table:table-cell table:style-name="ce12" table:formula="of:=IF([.K110]&gt;9500;[.J110]*0.4;[.J110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111]*[.I111]" office:value-type="float" office:value="472.15" calcext:value-type="float">
            <text:p>472,15 zł</text:p>
          </table:table-cell>
          <table:table-cell table:style-name="ce11" table:formula="of:=DAYS([.Y$2];[.G111])" office:value-type="float" office:value="-31233" calcext:value-type="float">
            <text:p>-31233</text:p>
          </table:table-cell>
          <table:table-cell table:style-name="ce12" table:formula="of:=IF([.K111]&gt;9500;[.J111]*0.4;[.J111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112]*[.I112]" office:value-type="float" office:value="703.5" calcext:value-type="float">
            <text:p>703,50 zł</text:p>
          </table:table-cell>
          <table:table-cell table:style-name="ce11" table:formula="of:=DAYS([.Y$2];[.G112])" office:value-type="float" office:value="-33080" calcext:value-type="float">
            <text:p>-33080</text:p>
          </table:table-cell>
          <table:table-cell table:style-name="ce12" table:formula="of:=IF([.K112]&gt;9500;[.J112]*0.4;[.J112]*0.3)" office:value-type="float" office:value="211.05" calcext:value-type="float">
            <text:p>211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113]*[.I113]" office:value-type="float" office:value="350" calcext:value-type="float">
            <text:p>350,00 zł</text:p>
          </table:table-cell>
          <table:table-cell table:style-name="ce11" table:formula="of:=DAYS([.Y$2];[.G113])" office:value-type="float" office:value="-32301" calcext:value-type="float">
            <text:p>-32301</text:p>
          </table:table-cell>
          <table:table-cell table:style-name="ce12" table:formula="of:=IF([.K113]&gt;9500;[.J113]*0.4;[.J113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114]*[.I114]" office:value-type="float" office:value="504" calcext:value-type="float">
            <text:p>504,00 zł</text:p>
          </table:table-cell>
          <table:table-cell table:style-name="ce11" table:formula="of:=DAYS([.Y$2];[.G114])" office:value-type="float" office:value="-30509" calcext:value-type="float">
            <text:p>-30509</text:p>
          </table:table-cell>
          <table:table-cell table:style-name="ce12" table:formula="of:=IF([.K114]&gt;9500;[.J114]*0.4;[.J114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15]*[.I115]" office:value-type="float" office:value="840" calcext:value-type="float">
            <text:p>840,00 zł</text:p>
          </table:table-cell>
          <table:table-cell table:style-name="ce11" table:formula="of:=DAYS([.Y$2];[.G115])" office:value-type="float" office:value="-31933" calcext:value-type="float">
            <text:p>-31933</text:p>
          </table:table-cell>
          <table:table-cell table:style-name="ce12" table:formula="of:=IF([.K115]&gt;9500;[.J115]*0.4;[.J115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116]*[.I116]" office:value-type="float" office:value="423.5" calcext:value-type="float">
            <text:p>423,50 zł</text:p>
          </table:table-cell>
          <table:table-cell table:style-name="ce11" table:formula="of:=DAYS([.Y$2];[.G116])" office:value-type="float" office:value="-32565" calcext:value-type="float">
            <text:p>-32565</text:p>
          </table:table-cell>
          <table:table-cell table:style-name="ce12" table:formula="of:=IF([.K116]&gt;9500;[.J116]*0.4;[.J116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17]*[.I117]" office:value-type="float" office:value="860" calcext:value-type="float">
            <text:p>860,00 zł</text:p>
          </table:table-cell>
          <table:table-cell table:style-name="ce11" table:formula="of:=DAYS([.Y$2];[.G117])" office:value-type="float" office:value="-30421" calcext:value-type="float">
            <text:p>-30421</text:p>
          </table:table-cell>
          <table:table-cell table:style-name="ce12" table:formula="of:=IF([.K117]&gt;9500;[.J117]*0.4;[.J117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118]*[.I118]" office:value-type="float" office:value="472.15" calcext:value-type="float">
            <text:p>472,15 zł</text:p>
          </table:table-cell>
          <table:table-cell table:style-name="ce11" table:formula="of:=DAYS([.Y$2];[.G118])" office:value-type="float" office:value="-32905" calcext:value-type="float">
            <text:p>-32905</text:p>
          </table:table-cell>
          <table:table-cell table:style-name="ce12" table:formula="of:=IF([.K118]&gt;9500;[.J118]*0.4;[.J118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19]*[.I119]" office:value-type="float" office:value="860" calcext:value-type="float">
            <text:p>860,00 zł</text:p>
          </table:table-cell>
          <table:table-cell table:style-name="ce11" table:formula="of:=DAYS([.Y$2];[.G119])" office:value-type="float" office:value="-33237" calcext:value-type="float">
            <text:p>-33237</text:p>
          </table:table-cell>
          <table:table-cell table:style-name="ce12" table:formula="of:=IF([.K119]&gt;9500;[.J119]*0.4;[.J119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120]*[.I120]" office:value-type="float" office:value="472.15" calcext:value-type="float">
            <text:p>472,15 zł</text:p>
          </table:table-cell>
          <table:table-cell table:style-name="ce11" table:formula="of:=DAYS([.Y$2];[.G120])" office:value-type="float" office:value="-30902" calcext:value-type="float">
            <text:p>-30902</text:p>
          </table:table-cell>
          <table:table-cell table:style-name="ce12" table:formula="of:=IF([.K120]&gt;9500;[.J120]*0.4;[.J120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21]*[.I121]" office:value-type="float" office:value="176" calcext:value-type="float">
            <text:p>176,00 zł</text:p>
          </table:table-cell>
          <table:table-cell table:style-name="ce11" table:formula="of:=DAYS([.Y$2];[.G121])" office:value-type="float" office:value="-32968" calcext:value-type="float">
            <text:p>-32968</text:p>
          </table:table-cell>
          <table:table-cell table:style-name="ce12" table:formula="of:=IF([.K121]&gt;9500;[.J121]*0.4;[.J121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22]*[.I122]" office:value-type="float" office:value="443.75" calcext:value-type="float">
            <text:p>443,75 zł</text:p>
          </table:table-cell>
          <table:table-cell table:style-name="ce11" table:formula="of:=DAYS([.Y$2];[.G122])" office:value-type="float" office:value="-31072" calcext:value-type="float">
            <text:p>-31072</text:p>
          </table:table-cell>
          <table:table-cell table:style-name="ce12" table:formula="of:=IF([.K122]&gt;9500;[.J122]*0.4;[.J122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123]*[.I123]" office:value-type="float" office:value="288.8" calcext:value-type="float">
            <text:p>288,80 zł</text:p>
          </table:table-cell>
          <table:table-cell table:style-name="ce11" table:formula="of:=DAYS([.Y$2];[.G123])" office:value-type="float" office:value="-32275" calcext:value-type="float">
            <text:p>-32275</text:p>
          </table:table-cell>
          <table:table-cell table:style-name="ce12" table:formula="of:=IF([.K123]&gt;9500;[.J123]*0.4;[.J123]*0.3)" office:value-type="float" office:value="86.64" calcext:value-type="float">
            <text:p>86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124]*[.I124]" office:value-type="float" office:value="504" calcext:value-type="float">
            <text:p>504,00 zł</text:p>
          </table:table-cell>
          <table:table-cell table:style-name="ce11" table:formula="of:=DAYS([.Y$2];[.G124])" office:value-type="float" office:value="-31938" calcext:value-type="float">
            <text:p>-31938</text:p>
          </table:table-cell>
          <table:table-cell table:style-name="ce12" table:formula="of:=IF([.K124]&gt;9500;[.J124]*0.4;[.J124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125]*[.I125]" office:value-type="float" office:value="472.15" calcext:value-type="float">
            <text:p>472,15 zł</text:p>
          </table:table-cell>
          <table:table-cell table:style-name="ce11" table:formula="of:=DAYS([.Y$2];[.G125])" office:value-type="float" office:value="-31696" calcext:value-type="float">
            <text:p>-31696</text:p>
          </table:table-cell>
          <table:table-cell table:style-name="ce12" table:formula="of:=IF([.K125]&gt;9500;[.J125]*0.4;[.J125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26]*[.I126]" office:value-type="float" office:value="880" calcext:value-type="float">
            <text:p>880,00 zł</text:p>
          </table:table-cell>
          <table:table-cell table:style-name="ce11" table:formula="of:=DAYS([.Y$2];[.G126])" office:value-type="float" office:value="-31174" calcext:value-type="float">
            <text:p>-31174</text:p>
          </table:table-cell>
          <table:table-cell table:style-name="ce12" table:formula="of:=IF([.K126]&gt;9500;[.J126]*0.4;[.J126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27]*[.I127]" office:value-type="float" office:value="880" calcext:value-type="float">
            <text:p>880,00 zł</text:p>
          </table:table-cell>
          <table:table-cell table:style-name="ce11" table:formula="of:=DAYS([.Y$2];[.G127])" office:value-type="float" office:value="-32130" calcext:value-type="float">
            <text:p>-32130</text:p>
          </table:table-cell>
          <table:table-cell table:style-name="ce12" table:formula="of:=IF([.K127]&gt;9500;[.J127]*0.4;[.J127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128]*[.I128]" office:value-type="float" office:value="600" calcext:value-type="float">
            <text:p>600,00 zł</text:p>
          </table:table-cell>
          <table:table-cell table:style-name="ce11" table:formula="of:=DAYS([.Y$2];[.G128])" office:value-type="float" office:value="-31951" calcext:value-type="float">
            <text:p>-31951</text:p>
          </table:table-cell>
          <table:table-cell table:style-name="ce12" table:formula="of:=IF([.K128]&gt;9500;[.J128]*0.4;[.J128]*0.3)" office:value-type="float" office:value="180" calcext:value-type="float">
            <text:p>180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29]*[.I129]" office:value-type="float" office:value="443.75" calcext:value-type="float">
            <text:p>443,75 zł</text:p>
          </table:table-cell>
          <table:table-cell table:style-name="ce11" table:formula="of:=DAYS([.Y$2];[.G129])" office:value-type="float" office:value="-31614" calcext:value-type="float">
            <text:p>-31614</text:p>
          </table:table-cell>
          <table:table-cell table:style-name="ce12" table:formula="of:=IF([.K129]&gt;9500;[.J129]*0.4;[.J129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130]*[.I130]" office:value-type="float" office:value="213" calcext:value-type="float">
            <text:p>213,00 zł</text:p>
          </table:table-cell>
          <table:table-cell table:style-name="ce11" table:formula="of:=DAYS([.Y$2];[.G130])" office:value-type="float" office:value="-30729" calcext:value-type="float">
            <text:p>-30729</text:p>
          </table:table-cell>
          <table:table-cell table:style-name="ce12" table:formula="of:=IF([.K130]&gt;9500;[.J130]*0.4;[.J130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131]*[.I131]" office:value-type="float" office:value="350" calcext:value-type="float">
            <text:p>350,00 zł</text:p>
          </table:table-cell>
          <table:table-cell table:style-name="ce11" table:formula="of:=DAYS([.Y$2];[.G131])" office:value-type="float" office:value="-30714" calcext:value-type="float">
            <text:p>-30714</text:p>
          </table:table-cell>
          <table:table-cell table:style-name="ce12" table:formula="of:=IF([.K131]&gt;9500;[.J131]*0.4;[.J131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32]*[.I132]" office:value-type="float" office:value="780" calcext:value-type="float">
            <text:p>780,00 zł</text:p>
          </table:table-cell>
          <table:table-cell table:style-name="ce11" table:formula="of:=DAYS([.Y$2];[.G132])" office:value-type="float" office:value="-29653" calcext:value-type="float">
            <text:p>-29653</text:p>
          </table:table-cell>
          <table:table-cell table:style-name="ce12" table:formula="of:=IF([.K132]&gt;9500;[.J132]*0.4;[.J132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33]*[.I133]" office:value-type="float" office:value="860" calcext:value-type="float">
            <text:p>860,00 zł</text:p>
          </table:table-cell>
          <table:table-cell table:style-name="ce11" table:formula="of:=DAYS([.Y$2];[.G133])" office:value-type="float" office:value="-30780" calcext:value-type="float">
            <text:p>-30780</text:p>
          </table:table-cell>
          <table:table-cell table:style-name="ce12" table:formula="of:=IF([.K133]&gt;9500;[.J133]*0.4;[.J133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34]*[.I134]" office:value-type="float" office:value="620" calcext:value-type="float">
            <text:p>620,00 zł</text:p>
          </table:table-cell>
          <table:table-cell table:style-name="ce11" table:formula="of:=DAYS([.Y$2];[.G134])" office:value-type="float" office:value="-32827" calcext:value-type="float">
            <text:p>-32827</text:p>
          </table:table-cell>
          <table:table-cell table:style-name="ce12" table:formula="of:=IF([.K134]&gt;9500;[.J134]*0.4;[.J134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35]*[.I135]" office:value-type="float" office:value="176" calcext:value-type="float">
            <text:p>176,00 zł</text:p>
          </table:table-cell>
          <table:table-cell table:style-name="ce11" table:formula="of:=DAYS([.Y$2];[.G135])" office:value-type="float" office:value="-33454" calcext:value-type="float">
            <text:p>-33454</text:p>
          </table:table-cell>
          <table:table-cell table:style-name="ce12" table:formula="of:=IF([.K135]&gt;9500;[.J135]*0.4;[.J135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36]*[.I136]" office:value-type="float" office:value="780" calcext:value-type="float">
            <text:p>780,00 zł</text:p>
          </table:table-cell>
          <table:table-cell table:style-name="ce11" table:formula="of:=DAYS([.Y$2];[.G136])" office:value-type="float" office:value="-31359" calcext:value-type="float">
            <text:p>-31359</text:p>
          </table:table-cell>
          <table:table-cell table:style-name="ce12" table:formula="of:=IF([.K136]&gt;9500;[.J136]*0.4;[.J136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137]*[.I137]" office:value-type="float" office:value="504" calcext:value-type="float">
            <text:p>504,00 zł</text:p>
          </table:table-cell>
          <table:table-cell table:style-name="ce11" table:formula="of:=DAYS([.Y$2];[.G137])" office:value-type="float" office:value="-30577" calcext:value-type="float">
            <text:p>-30577</text:p>
          </table:table-cell>
          <table:table-cell table:style-name="ce12" table:formula="of:=IF([.K137]&gt;9500;[.J137]*0.4;[.J137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38]*[.I138]" office:value-type="float" office:value="176" calcext:value-type="float">
            <text:p>176,00 zł</text:p>
          </table:table-cell>
          <table:table-cell table:style-name="ce11" table:formula="of:=DAYS([.Y$2];[.G138])" office:value-type="float" office:value="-30911" calcext:value-type="float">
            <text:p>-30911</text:p>
          </table:table-cell>
          <table:table-cell table:style-name="ce12" table:formula="of:=IF([.K138]&gt;9500;[.J138]*0.4;[.J138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39]*[.I139]" office:value-type="float" office:value="860" calcext:value-type="float">
            <text:p>860,00 zł</text:p>
          </table:table-cell>
          <table:table-cell table:style-name="ce11" table:formula="of:=DAYS([.Y$2];[.G139])" office:value-type="float" office:value="-30917" calcext:value-type="float">
            <text:p>-30917</text:p>
          </table:table-cell>
          <table:table-cell table:style-name="ce12" table:formula="of:=IF([.K139]&gt;9500;[.J139]*0.4;[.J139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140]*[.I140]" office:value-type="float" office:value="213" calcext:value-type="float">
            <text:p>213,00 zł</text:p>
          </table:table-cell>
          <table:table-cell table:style-name="ce11" table:formula="of:=DAYS([.Y$2];[.G140])" office:value-type="float" office:value="-32855" calcext:value-type="float">
            <text:p>-32855</text:p>
          </table:table-cell>
          <table:table-cell table:style-name="ce12" table:formula="of:=IF([.K140]&gt;9500;[.J140]*0.4;[.J140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141]*[.I141]" office:value-type="float" office:value="423.5" calcext:value-type="float">
            <text:p>423,50 zł</text:p>
          </table:table-cell>
          <table:table-cell table:style-name="ce11" table:formula="of:=DAYS([.Y$2];[.G141])" office:value-type="float" office:value="-33274" calcext:value-type="float">
            <text:p>-33274</text:p>
          </table:table-cell>
          <table:table-cell table:style-name="ce12" table:formula="of:=IF([.K141]&gt;9500;[.J141]*0.4;[.J141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42]*[.I142]" office:value-type="float" office:value="840" calcext:value-type="float">
            <text:p>840,00 zł</text:p>
          </table:table-cell>
          <table:table-cell table:style-name="ce11" table:formula="of:=DAYS([.Y$2];[.G142])" office:value-type="float" office:value="-33097" calcext:value-type="float">
            <text:p>-33097</text:p>
          </table:table-cell>
          <table:table-cell table:style-name="ce12" table:formula="of:=IF([.K142]&gt;9500;[.J142]*0.4;[.J142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43]*[.I143]" office:value-type="float" office:value="780" calcext:value-type="float">
            <text:p>780,00 zł</text:p>
          </table:table-cell>
          <table:table-cell table:style-name="ce11" table:formula="of:=DAYS([.Y$2];[.G143])" office:value-type="float" office:value="-32452" calcext:value-type="float">
            <text:p>-32452</text:p>
          </table:table-cell>
          <table:table-cell table:style-name="ce12" table:formula="of:=IF([.K143]&gt;9500;[.J143]*0.4;[.J143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44]*[.I144]" office:value-type="float" office:value="443.75" calcext:value-type="float">
            <text:p>443,75 zł</text:p>
          </table:table-cell>
          <table:table-cell table:style-name="ce11" table:formula="of:=DAYS([.Y$2];[.G144])" office:value-type="float" office:value="-32106" calcext:value-type="float">
            <text:p>-32106</text:p>
          </table:table-cell>
          <table:table-cell table:style-name="ce12" table:formula="of:=IF([.K144]&gt;9500;[.J144]*0.4;[.J144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145]*[.I145]" office:value-type="float" office:value="350" calcext:value-type="float">
            <text:p>350,00 zł</text:p>
          </table:table-cell>
          <table:table-cell table:style-name="ce11" table:formula="of:=DAYS([.Y$2];[.G145])" office:value-type="float" office:value="-31563" calcext:value-type="float">
            <text:p>-31563</text:p>
          </table:table-cell>
          <table:table-cell table:style-name="ce12" table:formula="of:=IF([.K145]&gt;9500;[.J145]*0.4;[.J145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46]*[.I146]" office:value-type="float" office:value="191.75" calcext:value-type="float">
            <text:p>191,75 zł</text:p>
          </table:table-cell>
          <table:table-cell table:style-name="ce11" table:formula="of:=DAYS([.Y$2];[.G146])" office:value-type="float" office:value="-32029" calcext:value-type="float">
            <text:p>-32029</text:p>
          </table:table-cell>
          <table:table-cell table:style-name="ce12" table:formula="of:=IF([.K146]&gt;9500;[.J146]*0.4;[.J146]*0.3)" office:value-type="float" office:value="57.525" calcext:value-type="float">
            <text:p>57,5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47]*[.I147]" office:value-type="float" office:value="589" calcext:value-type="float">
            <text:p>589,00 zł</text:p>
          </table:table-cell>
          <table:table-cell table:style-name="ce11" table:formula="of:=DAYS([.Y$2];[.G147])" office:value-type="float" office:value="-30484" calcext:value-type="float">
            <text:p>-30484</text:p>
          </table:table-cell>
          <table:table-cell table:style-name="ce12" table:formula="of:=IF([.K147]&gt;9500;[.J147]*0.4;[.J147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48]*[.I148]" office:value-type="float" office:value="880" calcext:value-type="float">
            <text:p>880,00 zł</text:p>
          </table:table-cell>
          <table:table-cell table:style-name="ce11" table:formula="of:=DAYS([.Y$2];[.G148])" office:value-type="float" office:value="-32735" calcext:value-type="float">
            <text:p>-32735</text:p>
          </table:table-cell>
          <table:table-cell table:style-name="ce12" table:formula="of:=IF([.K148]&gt;9500;[.J148]*0.4;[.J148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49]*[.I149]" office:value-type="float" office:value="589" calcext:value-type="float">
            <text:p>589,00 zł</text:p>
          </table:table-cell>
          <table:table-cell table:style-name="ce11" table:formula="of:=DAYS([.Y$2];[.G149])" office:value-type="float" office:value="-32085" calcext:value-type="float">
            <text:p>-32085</text:p>
          </table:table-cell>
          <table:table-cell table:style-name="ce12" table:formula="of:=IF([.K149]&gt;9500;[.J149]*0.4;[.J149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H150]*[.I150]" office:value-type="float" office:value="328.8" calcext:value-type="float">
            <text:p>328,80 zł</text:p>
          </table:table-cell>
          <table:table-cell table:style-name="ce11" table:formula="of:=DAYS([.Y$2];[.G150])" office:value-type="float" office:value="-31551" calcext:value-type="float">
            <text:p>-31551</text:p>
          </table:table-cell>
          <table:table-cell table:style-name="ce12" table:formula="of:=IF([.K150]&gt;9500;[.J150]*0.4;[.J150]*0.3)" office:value-type="float" office:value="98.64" calcext:value-type="float">
            <text:p>98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51]*[.I151]" office:value-type="float" office:value="780" calcext:value-type="float">
            <text:p>780,00 zł</text:p>
          </table:table-cell>
          <table:table-cell table:style-name="ce11" table:formula="of:=DAYS([.Y$2];[.G151])" office:value-type="float" office:value="-29963" calcext:value-type="float">
            <text:p>-29963</text:p>
          </table:table-cell>
          <table:table-cell table:style-name="ce12" table:formula="of:=IF([.K151]&gt;9500;[.J151]*0.4;[.J151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52]*[.I152]" office:value-type="float" office:value="840" calcext:value-type="float">
            <text:p>840,00 zł</text:p>
          </table:table-cell>
          <table:table-cell table:style-name="ce11" table:formula="of:=DAYS([.Y$2];[.G152])" office:value-type="float" office:value="-31494" calcext:value-type="float">
            <text:p>-31494</text:p>
          </table:table-cell>
          <table:table-cell table:style-name="ce12" table:formula="of:=IF([.K152]&gt;9500;[.J152]*0.4;[.J152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53]*[.I153]" office:value-type="float" office:value="100.75" calcext:value-type="float">
            <text:p>100,75 zł</text:p>
          </table:table-cell>
          <table:table-cell table:style-name="ce11" table:formula="of:=DAYS([.Y$2];[.G153])" office:value-type="float" office:value="-31751" calcext:value-type="float">
            <text:p>-31751</text:p>
          </table:table-cell>
          <table:table-cell table:style-name="ce12" table:formula="of:=IF([.K153]&gt;9500;[.J153]*0.4;[.J153]*0.3)" office:value-type="float" office:value="30.225" calcext:value-type="float">
            <text:p>30,2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54]*[.I154]" office:value-type="float" office:value="880" calcext:value-type="float">
            <text:p>880,00 zł</text:p>
          </table:table-cell>
          <table:table-cell table:style-name="ce11" table:formula="of:=DAYS([.Y$2];[.G154])" office:value-type="float" office:value="-30963" calcext:value-type="float">
            <text:p>-30963</text:p>
          </table:table-cell>
          <table:table-cell table:style-name="ce12" table:formula="of:=IF([.K154]&gt;9500;[.J154]*0.4;[.J154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55]*[.I155]" office:value-type="float" office:value="176" calcext:value-type="float">
            <text:p>176,00 zł</text:p>
          </table:table-cell>
          <table:table-cell table:style-name="ce11" table:formula="of:=DAYS([.Y$2];[.G155])" office:value-type="float" office:value="-32507" calcext:value-type="float">
            <text:p>-32507</text:p>
          </table:table-cell>
          <table:table-cell table:style-name="ce12" table:formula="of:=IF([.K155]&gt;9500;[.J155]*0.4;[.J155]*0.3)" office:value-type="float" office:value="52.8" calcext:value-type="float">
            <text:p>52,8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156]*[.I156]" office:value-type="float" office:value="213" calcext:value-type="float">
            <text:p>213,00 zł</text:p>
          </table:table-cell>
          <table:table-cell table:style-name="ce11" table:formula="of:=DAYS([.Y$2];[.G156])" office:value-type="float" office:value="-31508" calcext:value-type="float">
            <text:p>-31508</text:p>
          </table:table-cell>
          <table:table-cell table:style-name="ce12" table:formula="of:=IF([.K156]&gt;9500;[.J156]*0.4;[.J156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57]*[.I157]" office:value-type="float" office:value="589" calcext:value-type="float">
            <text:p>589,00 zł</text:p>
          </table:table-cell>
          <table:table-cell table:style-name="ce11" table:formula="of:=DAYS([.Y$2];[.G157])" office:value-type="float" office:value="-31923" calcext:value-type="float">
            <text:p>-31923</text:p>
          </table:table-cell>
          <table:table-cell table:style-name="ce12" table:formula="of:=IF([.K157]&gt;9500;[.J157]*0.4;[.J157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H158]*[.I158]" office:value-type="float" office:value="443.75" calcext:value-type="float">
            <text:p>443,75 zł</text:p>
          </table:table-cell>
          <table:table-cell table:style-name="ce11" table:formula="of:=DAYS([.Y$2];[.G158])" office:value-type="float" office:value="-32114" calcext:value-type="float">
            <text:p>-32114</text:p>
          </table:table-cell>
          <table:table-cell table:style-name="ce12" table:formula="of:=IF([.K158]&gt;9500;[.J158]*0.4;[.J158]*0.3)" office:value-type="float" office:value="133.125" calcext:value-type="float">
            <text:p>133,1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59]*[.I159]" office:value-type="float" office:value="860" calcext:value-type="float">
            <text:p>860,00 zł</text:p>
          </table:table-cell>
          <table:table-cell table:style-name="ce11" table:formula="of:=DAYS([.Y$2];[.G159])" office:value-type="float" office:value="-31690" calcext:value-type="float">
            <text:p>-31690</text:p>
          </table:table-cell>
          <table:table-cell table:style-name="ce12" table:formula="of:=IF([.K159]&gt;9500;[.J159]*0.4;[.J159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60]*[.I160]" office:value-type="float" office:value="589" calcext:value-type="float">
            <text:p>589,00 zł</text:p>
          </table:table-cell>
          <table:table-cell table:style-name="ce11" table:formula="of:=DAYS([.Y$2];[.G160])" office:value-type="float" office:value="-30784" calcext:value-type="float">
            <text:p>-30784</text:p>
          </table:table-cell>
          <table:table-cell table:style-name="ce12" table:formula="of:=IF([.K160]&gt;9500;[.J160]*0.4;[.J160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61]*[.I161]" office:value-type="float" office:value="860" calcext:value-type="float">
            <text:p>860,00 zł</text:p>
          </table:table-cell>
          <table:table-cell table:style-name="ce11" table:formula="of:=DAYS([.Y$2];[.G161])" office:value-type="float" office:value="-32078" calcext:value-type="float">
            <text:p>-32078</text:p>
          </table:table-cell>
          <table:table-cell table:style-name="ce12" table:formula="of:=IF([.K161]&gt;9500;[.J161]*0.4;[.J161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62]*[.I162]" office:value-type="float" office:value="840" calcext:value-type="float">
            <text:p>840,00 zł</text:p>
          </table:table-cell>
          <table:table-cell table:style-name="ce11" table:formula="of:=DAYS([.Y$2];[.G162])" office:value-type="float" office:value="-31427" calcext:value-type="float">
            <text:p>-31427</text:p>
          </table:table-cell>
          <table:table-cell table:style-name="ce12" table:formula="of:=IF([.K162]&gt;9500;[.J162]*0.4;[.J162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63]*[.I163]" office:value-type="float" office:value="860" calcext:value-type="float">
            <text:p>860,00 zł</text:p>
          </table:table-cell>
          <table:table-cell table:style-name="ce11" table:formula="of:=DAYS([.Y$2];[.G163])" office:value-type="float" office:value="-31695" calcext:value-type="float">
            <text:p>-31695</text:p>
          </table:table-cell>
          <table:table-cell table:style-name="ce12" table:formula="of:=IF([.K163]&gt;9500;[.J163]*0.4;[.J163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164]*[.I164]" office:value-type="float" office:value="213" calcext:value-type="float">
            <text:p>213,00 zł</text:p>
          </table:table-cell>
          <table:table-cell table:style-name="ce11" table:formula="of:=DAYS([.Y$2];[.G164])" office:value-type="float" office:value="-32301" calcext:value-type="float">
            <text:p>-32301</text:p>
          </table:table-cell>
          <table:table-cell table:style-name="ce12" table:formula="of:=IF([.K164]&gt;9500;[.J164]*0.4;[.J164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H165]*[.I165]" office:value-type="float" office:value="860" calcext:value-type="float">
            <text:p>860,00 zł</text:p>
          </table:table-cell>
          <table:table-cell table:style-name="ce11" table:formula="of:=DAYS([.Y$2];[.G165])" office:value-type="float" office:value="-33261" calcext:value-type="float">
            <text:p>-33261</text:p>
          </table:table-cell>
          <table:table-cell table:style-name="ce12" table:formula="of:=IF([.K165]&gt;9500;[.J165]*0.4;[.J165]*0.3)" office:value-type="float" office:value="258" calcext:value-type="float">
            <text:p>25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66]*[.I166]" office:value-type="float" office:value="589" calcext:value-type="float">
            <text:p>589,00 zł</text:p>
          </table:table-cell>
          <table:table-cell table:style-name="ce11" table:formula="of:=DAYS([.Y$2];[.G166])" office:value-type="float" office:value="-29812" calcext:value-type="float">
            <text:p>-29812</text:p>
          </table:table-cell>
          <table:table-cell table:style-name="ce12" table:formula="of:=IF([.K166]&gt;9500;[.J166]*0.4;[.J166]*0.3)" office:value-type="float" office:value="176.7" calcext:value-type="float">
            <text:p>176,7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167]*[.I167]" office:value-type="float" office:value="504" calcext:value-type="float">
            <text:p>504,00 zł</text:p>
          </table:table-cell>
          <table:table-cell table:style-name="ce11" table:formula="of:=DAYS([.Y$2];[.G167])" office:value-type="float" office:value="-32835" calcext:value-type="float">
            <text:p>-32835</text:p>
          </table:table-cell>
          <table:table-cell table:style-name="ce12" table:formula="of:=IF([.K167]&gt;9500;[.J167]*0.4;[.J167]*0.3)" office:value-type="float" office:value="151.2" calcext:value-type="float">
            <text:p>151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168]*[.I168]" office:value-type="float" office:value="703.5" calcext:value-type="float">
            <text:p>703,50 zł</text:p>
          </table:table-cell>
          <table:table-cell table:style-name="ce11" table:formula="of:=DAYS([.Y$2];[.G168])" office:value-type="float" office:value="-31789" calcext:value-type="float">
            <text:p>-31789</text:p>
          </table:table-cell>
          <table:table-cell table:style-name="ce12" table:formula="of:=IF([.K168]&gt;9500;[.J168]*0.4;[.J168]*0.3)" office:value-type="float" office:value="211.05" calcext:value-type="float">
            <text:p>211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169]*[.I169]" office:value-type="float" office:value="350" calcext:value-type="float">
            <text:p>350,00 zł</text:p>
          </table:table-cell>
          <table:table-cell table:style-name="ce11" table:formula="of:=DAYS([.Y$2];[.G169])" office:value-type="float" office:value="-31580" calcext:value-type="float">
            <text:p>-31580</text:p>
          </table:table-cell>
          <table:table-cell table:style-name="ce12" table:formula="of:=IF([.K169]&gt;9500;[.J169]*0.4;[.J169]*0.3)" office:value-type="float" office:value="105" calcext:value-type="float">
            <text:p>105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H170]*[.I170]" office:value-type="float" office:value="213" calcext:value-type="float">
            <text:p>213,00 zł</text:p>
          </table:table-cell>
          <table:table-cell table:style-name="ce11" table:formula="of:=DAYS([.Y$2];[.G170])" office:value-type="float" office:value="-31926" calcext:value-type="float">
            <text:p>-31926</text:p>
          </table:table-cell>
          <table:table-cell table:style-name="ce12" table:formula="of:=IF([.K170]&gt;9500;[.J170]*0.4;[.J170]*0.3)" office:value-type="float" office:value="63.9" calcext:value-type="float">
            <text:p>63,9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71]*[.I171]" office:value-type="float" office:value="100.75" calcext:value-type="float">
            <text:p>100,75 zł</text:p>
          </table:table-cell>
          <table:table-cell table:style-name="ce11" table:formula="of:=DAYS([.Y$2];[.G171])" office:value-type="float" office:value="-32625" calcext:value-type="float">
            <text:p>-32625</text:p>
          </table:table-cell>
          <table:table-cell table:style-name="ce12" table:formula="of:=IF([.K171]&gt;9500;[.J171]*0.4;[.J171]*0.3)" office:value-type="float" office:value="30.225" calcext:value-type="float">
            <text:p>30,2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72]*[.I172]" office:value-type="float" office:value="620" calcext:value-type="float">
            <text:p>620,00 zł</text:p>
          </table:table-cell>
          <table:table-cell table:style-name="ce11" table:formula="of:=DAYS([.Y$2];[.G172])" office:value-type="float" office:value="-30139" calcext:value-type="float">
            <text:p>-30139</text:p>
          </table:table-cell>
          <table:table-cell table:style-name="ce12" table:formula="of:=IF([.K172]&gt;9500;[.J172]*0.4;[.J172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173]*[.I173]" office:value-type="float" office:value="423.5" calcext:value-type="float">
            <text:p>423,50 zł</text:p>
          </table:table-cell>
          <table:table-cell table:style-name="ce11" table:formula="of:=DAYS([.Y$2];[.G173])" office:value-type="float" office:value="-32470" calcext:value-type="float">
            <text:p>-32470</text:p>
          </table:table-cell>
          <table:table-cell table:style-name="ce12" table:formula="of:=IF([.K173]&gt;9500;[.J173]*0.4;[.J173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74]*[.I174]" office:value-type="float" office:value="840" calcext:value-type="float">
            <text:p>840,00 zł</text:p>
          </table:table-cell>
          <table:table-cell table:style-name="ce11" table:formula="of:=DAYS([.Y$2];[.G174])" office:value-type="float" office:value="-31444" calcext:value-type="float">
            <text:p>-31444</text:p>
          </table:table-cell>
          <table:table-cell table:style-name="ce12" table:formula="of:=IF([.K174]&gt;9500;[.J174]*0.4;[.J174]*0.3)" office:value-type="float" office:value="252" calcext:value-type="float">
            <text:p>252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175]*[.I175]" office:value-type="float" office:value="472.15" calcext:value-type="float">
            <text:p>472,15 zł</text:p>
          </table:table-cell>
          <table:table-cell table:style-name="ce11" table:formula="of:=DAYS([.Y$2];[.G175])" office:value-type="float" office:value="-30768" calcext:value-type="float">
            <text:p>-30768</text:p>
          </table:table-cell>
          <table:table-cell table:style-name="ce12" table:formula="of:=IF([.K175]&gt;9500;[.J175]*0.4;[.J175]*0.3)" office:value-type="float" office:value="141.645" calcext:value-type="float">
            <text:p>141,6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76]*[.I176]" office:value-type="float" office:value="191.75" calcext:value-type="float">
            <text:p>191,75 zł</text:p>
          </table:table-cell>
          <table:table-cell table:style-name="ce11" table:formula="of:=DAYS([.Y$2];[.G176])" office:value-type="float" office:value="-32118" calcext:value-type="float">
            <text:p>-32118</text:p>
          </table:table-cell>
          <table:table-cell table:style-name="ce12" table:formula="of:=IF([.K176]&gt;9500;[.J176]*0.4;[.J176]*0.3)" office:value-type="float" office:value="57.525" calcext:value-type="float">
            <text:p>57,53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77]*[.I177]" office:value-type="float" office:value="620" calcext:value-type="float">
            <text:p>620,00 zł</text:p>
          </table:table-cell>
          <table:table-cell table:style-name="ce11" table:formula="of:=DAYS([.Y$2];[.G177])" office:value-type="float" office:value="-32795" calcext:value-type="float">
            <text:p>-32795</text:p>
          </table:table-cell>
          <table:table-cell table:style-name="ce12" table:formula="of:=IF([.K177]&gt;9500;[.J177]*0.4;[.J177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178]*[.I178]" office:value-type="float" office:value="423.5" calcext:value-type="float">
            <text:p>423,50 zł</text:p>
          </table:table-cell>
          <table:table-cell table:style-name="ce11" table:formula="of:=DAYS([.Y$2];[.G178])" office:value-type="float" office:value="-33311" calcext:value-type="float">
            <text:p>-33311</text:p>
          </table:table-cell>
          <table:table-cell table:style-name="ce12" table:formula="of:=IF([.K178]&gt;9500;[.J178]*0.4;[.J178]*0.3)" office:value-type="float" office:value="127.05" calcext:value-type="float">
            <text:p>127,05 <text:s text:c="4"/>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H179]*[.I179]" office:value-type="float" office:value="1008" calcext:value-type="float">
            <text:p>1 008,00 zł</text:p>
          </table:table-cell>
          <table:table-cell table:style-name="ce11" table:formula="of:=DAYS([.Y$2];[.G179])" office:value-type="float" office:value="-32839" calcext:value-type="float">
            <text:p>-32839</text:p>
          </table:table-cell>
          <table:table-cell table:style-name="ce12" table:formula="of:=IF([.K179]&gt;9500;[.J179]*0.4;[.J179]*0.3)" office:value-type="float" office:value="302.4" calcext:value-type="float">
            <text:p>302,4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H180]*[.I180]" office:value-type="float" office:value="392.35" calcext:value-type="float">
            <text:p>392,35 zł</text:p>
          </table:table-cell>
          <table:table-cell table:style-name="ce11" table:formula="of:=DAYS([.Y$2];[.G180])" office:value-type="float" office:value="-33392" calcext:value-type="float">
            <text:p>-33392</text:p>
          </table:table-cell>
          <table:table-cell table:style-name="ce12" table:formula="of:=IF([.K180]&gt;9500;[.J180]*0.4;[.J180]*0.3)" office:value-type="float" office:value="117.705" calcext:value-type="float">
            <text:p>117,71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81]*[.I181]" office:value-type="float" office:value="260" calcext:value-type="float">
            <text:p>260,00 zł</text:p>
          </table:table-cell>
          <table:table-cell table:style-name="ce11" table:formula="of:=DAYS([.Y$2];[.G181])" office:value-type="float" office:value="-31689" calcext:value-type="float">
            <text:p>-31689</text:p>
          </table:table-cell>
          <table:table-cell table:style-name="ce12" table:formula="of:=IF([.K181]&gt;9500;[.J181]*0.4;[.J181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182]*[.I182]" office:value-type="float" office:value="288.8" calcext:value-type="float">
            <text:p>288,80 zł</text:p>
          </table:table-cell>
          <table:table-cell table:style-name="ce11" table:formula="of:=DAYS([.Y$2];[.G182])" office:value-type="float" office:value="-30726" calcext:value-type="float">
            <text:p>-30726</text:p>
          </table:table-cell>
          <table:table-cell table:style-name="ce12" table:formula="of:=IF([.K182]&gt;9500;[.J182]*0.4;[.J182]*0.3)" office:value-type="float" office:value="86.64" calcext:value-type="float">
            <text:p>86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183]*[.I183]" office:value-type="float" office:value="484" calcext:value-type="float">
            <text:p>484,00 zł</text:p>
          </table:table-cell>
          <table:table-cell table:style-name="ce11" table:formula="of:=DAYS([.Y$2];[.G183])" office:value-type="float" office:value="-29999" calcext:value-type="float">
            <text:p>-29999</text:p>
          </table:table-cell>
          <table:table-cell table:style-name="ce12" table:formula="of:=IF([.K183]&gt;9500;[.J183]*0.4;[.J183]*0.3)" office:value-type="float" office:value="145.2" calcext:value-type="float">
            <text:p>145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184]*[.I184]" office:value-type="float" office:value="494.125" calcext:value-type="float">
            <text:p>494,13 zł</text:p>
          </table:table-cell>
          <table:table-cell table:style-name="ce11" table:formula="of:=DAYS([.Y$2];[.G184])" office:value-type="float" office:value="-30911" calcext:value-type="float">
            <text:p>-30911</text:p>
          </table:table-cell>
          <table:table-cell table:style-name="ce12" table:formula="of:=IF([.K184]&gt;9500;[.J184]*0.4;[.J184]*0.3)" office:value-type="float" office:value="148.2375" calcext:value-type="float">
            <text:p>148,2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85]*[.I185]" office:value-type="float" office:value="260" calcext:value-type="float">
            <text:p>260,00 zł</text:p>
          </table:table-cell>
          <table:table-cell table:style-name="ce11" table:formula="of:=DAYS([.Y$2];[.G185])" office:value-type="float" office:value="-32808" calcext:value-type="float">
            <text:p>-32808</text:p>
          </table:table-cell>
          <table:table-cell table:style-name="ce12" table:formula="of:=IF([.K185]&gt;9500;[.J185]*0.4;[.J185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H186]*[.I186]" office:value-type="float" office:value="780" calcext:value-type="float">
            <text:p>780,00 zł</text:p>
          </table:table-cell>
          <table:table-cell table:style-name="ce11" table:formula="of:=DAYS([.Y$2];[.G186])" office:value-type="float" office:value="-31759" calcext:value-type="float">
            <text:p>-31759</text:p>
          </table:table-cell>
          <table:table-cell table:style-name="ce12" table:formula="of:=IF([.K186]&gt;9500;[.J186]*0.4;[.J186]*0.3)" office:value-type="float" office:value="234" calcext:value-type="float">
            <text:p>23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H187]*[.I187]" office:value-type="float" office:value="880" calcext:value-type="float">
            <text:p>880,00 zł</text:p>
          </table:table-cell>
          <table:table-cell table:style-name="ce11" table:formula="of:=DAYS([.Y$2];[.G187])" office:value-type="float" office:value="-33301" calcext:value-type="float">
            <text:p>-33301</text:p>
          </table:table-cell>
          <table:table-cell table:style-name="ce12" table:formula="of:=IF([.K187]&gt;9500;[.J187]*0.4;[.J187]*0.3)" office:value-type="float" office:value="264" calcext:value-type="float">
            <text:p>26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188]*[.I188]" office:value-type="float" office:value="600" calcext:value-type="float">
            <text:p>600,00 zł</text:p>
          </table:table-cell>
          <table:table-cell table:style-name="ce11" table:formula="of:=DAYS([.Y$2];[.G188])" office:value-type="float" office:value="-31251" calcext:value-type="float">
            <text:p>-31251</text:p>
          </table:table-cell>
          <table:table-cell table:style-name="ce12" table:formula="of:=IF([.K188]&gt;9500;[.J188]*0.4;[.J188]*0.3)" office:value-type="float" office:value="180" calcext:value-type="float">
            <text:p>180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89]*[.I189]" office:value-type="float" office:value="260" calcext:value-type="float">
            <text:p>260,00 zł</text:p>
          </table:table-cell>
          <table:table-cell table:style-name="ce11" table:formula="of:=DAYS([.Y$2];[.G189])" office:value-type="float" office:value="-31016" calcext:value-type="float">
            <text:p>-31016</text:p>
          </table:table-cell>
          <table:table-cell table:style-name="ce12" table:formula="of:=IF([.K189]&gt;9500;[.J189]*0.4;[.J189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90]*[.I190]" office:value-type="float" office:value="620" calcext:value-type="float">
            <text:p>620,00 zł</text:p>
          </table:table-cell>
          <table:table-cell table:style-name="ce11" table:formula="of:=DAYS([.Y$2];[.G190])" office:value-type="float" office:value="-30988" calcext:value-type="float">
            <text:p>-30988</text:p>
          </table:table-cell>
          <table:table-cell table:style-name="ce12" table:formula="of:=IF([.K190]&gt;9500;[.J190]*0.4;[.J190]*0.3)" office:value-type="float" office:value="186" calcext:value-type="float">
            <text:p>186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191]*[.I191]" office:value-type="float" office:value="442.5" calcext:value-type="float">
            <text:p>442,50 zł</text:p>
          </table:table-cell>
          <table:table-cell table:style-name="ce11" table:formula="of:=DAYS([.Y$2];[.G191])" office:value-type="float" office:value="-32531" calcext:value-type="float">
            <text:p>-32531</text:p>
          </table:table-cell>
          <table:table-cell table:style-name="ce12" table:formula="of:=IF([.K191]&gt;9500;[.J191]*0.4;[.J191]*0.3)" office:value-type="float" office:value="132.75" calcext:value-type="float">
            <text:p>132,75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192]*[.I192]" office:value-type="float" office:value="195.3" calcext:value-type="float">
            <text:p>195,30 zł</text:p>
          </table:table-cell>
          <table:table-cell table:style-name="ce11" table:formula="of:=DAYS([.Y$2];[.G192])" office:value-type="float" office:value="-29648" calcext:value-type="float">
            <text:p>-29648</text:p>
          </table:table-cell>
          <table:table-cell table:style-name="ce12" table:formula="of:=IF([.K192]&gt;9500;[.J192]*0.4;[.J192]*0.3)" office:value-type="float" office:value="58.59" calcext:value-type="float">
            <text:p>58,59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H193]*[.I193]" office:value-type="float" office:value="280" calcext:value-type="float">
            <text:p>280,00 zł</text:p>
          </table:table-cell>
          <table:table-cell table:style-name="ce11" table:formula="of:=DAYS([.Y$2];[.G193])" office:value-type="float" office:value="-31753" calcext:value-type="float">
            <text:p>-31753</text:p>
          </table:table-cell>
          <table:table-cell table:style-name="ce12" table:formula="of:=IF([.K193]&gt;9500;[.J193]*0.4;[.J193]*0.3)" office:value-type="float" office:value="84" calcext:value-type="float">
            <text:p>84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H194]*[.I194]" office:value-type="float" office:value="651" calcext:value-type="float">
            <text:p>651,00 zł</text:p>
          </table:table-cell>
          <table:table-cell table:style-name="ce11" table:formula="of:=DAYS([.Y$2];[.G194])" office:value-type="float" office:value="-32996" calcext:value-type="float">
            <text:p>-32996</text:p>
          </table:table-cell>
          <table:table-cell table:style-name="ce12" table:formula="of:=IF([.K194]&gt;9500;[.J194]*0.4;[.J194]*0.3)" office:value-type="float" office:value="195.3" calcext:value-type="float">
            <text:p>195,3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H195]*[.I195]" office:value-type="float" office:value="600" calcext:value-type="float">
            <text:p>600,00 zł</text:p>
          </table:table-cell>
          <table:table-cell table:style-name="ce11" table:formula="of:=DAYS([.Y$2];[.G195])" office:value-type="float" office:value="-31690" calcext:value-type="float">
            <text:p>-31690</text:p>
          </table:table-cell>
          <table:table-cell table:style-name="ce12" table:formula="of:=IF([.K195]&gt;9500;[.J195]*0.4;[.J195]*0.3)" office:value-type="float" office:value="180" calcext:value-type="float">
            <text:p>180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H196]*[.I196]" office:value-type="float" office:value="441" calcext:value-type="float">
            <text:p>441,00 zł</text:p>
          </table:table-cell>
          <table:table-cell table:style-name="ce11" table:formula="of:=DAYS([.Y$2];[.G196])" office:value-type="float" office:value="-32819" calcext:value-type="float">
            <text:p>-32819</text:p>
          </table:table-cell>
          <table:table-cell table:style-name="ce12" table:formula="of:=IF([.K196]&gt;9500;[.J196]*0.4;[.J196]*0.3)" office:value-type="float" office:value="132.3" calcext:value-type="float">
            <text:p>132,3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97]*[.I197]" office:value-type="float" office:value="260" calcext:value-type="float">
            <text:p>260,00 zł</text:p>
          </table:table-cell>
          <table:table-cell table:style-name="ce11" table:formula="of:=DAYS([.Y$2];[.G197])" office:value-type="float" office:value="-28964" calcext:value-type="float">
            <text:p>-28964</text:p>
          </table:table-cell>
          <table:table-cell table:style-name="ce12" table:formula="of:=IF([.K197]&gt;9500;[.J197]*0.4;[.J197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198]*[.I198]" office:value-type="float" office:value="260" calcext:value-type="float">
            <text:p>260,00 zł</text:p>
          </table:table-cell>
          <table:table-cell table:style-name="ce11" table:formula="of:=DAYS([.Y$2];[.G198])" office:value-type="float" office:value="-31959" calcext:value-type="float">
            <text:p>-31959</text:p>
          </table:table-cell>
          <table:table-cell table:style-name="ce12" table:formula="of:=IF([.K198]&gt;9500;[.J198]*0.4;[.J198]*0.3)" office:value-type="float" office:value="78" calcext:value-type="float">
            <text:p>78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H199]*[.I199]" office:value-type="float" office:value="85.25" calcext:value-type="float">
            <text:p>85,25 zł</text:p>
          </table:table-cell>
          <table:table-cell table:style-name="ce11" table:formula="of:=DAYS([.Y$2];[.G199])" office:value-type="float" office:value="-31838" calcext:value-type="float">
            <text:p>-31838</text:p>
          </table:table-cell>
          <table:table-cell table:style-name="ce12" table:formula="of:=IF([.K199]&gt;9500;[.J199]*0.4;[.J199]*0.3)" office:value-type="float" office:value="25.575" calcext:value-type="float">
            <text:p>25,58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H200]*[.I200]" office:value-type="float" office:value="670" calcext:value-type="float">
            <text:p>670,00 zł</text:p>
          </table:table-cell>
          <table:table-cell table:style-name="ce11" table:formula="of:=DAYS([.Y$2];[.G200])" office:value-type="float" office:value="-32135" calcext:value-type="float">
            <text:p>-32135</text:p>
          </table:table-cell>
          <table:table-cell table:style-name="ce12" table:formula="of:=IF([.K200]&gt;9500;[.J200]*0.4;[.J200]*0.3)" office:value-type="float" office:value="201" calcext:value-type="float">
            <text:p>201,0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H201]*[.I201]" office:value-type="float" office:value="288.8" calcext:value-type="float">
            <text:p>288,80 zł</text:p>
          </table:table-cell>
          <table:table-cell table:style-name="ce11" table:formula="of:=DAYS([.Y$2];[.G201])" office:value-type="float" office:value="-30648" calcext:value-type="float">
            <text:p>-30648</text:p>
          </table:table-cell>
          <table:table-cell table:style-name="ce12" table:formula="of:=IF([.K201]&gt;9500;[.J201]*0.4;[.J201]*0.3)" office:value-type="float" office:value="86.64" calcext:value-type="float">
            <text:p>86,64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H202]*[.I202]" office:value-type="float" office:value="484" calcext:value-type="float">
            <text:p>484,00 zł</text:p>
          </table:table-cell>
          <table:table-cell table:style-name="ce11" table:formula="of:=DAYS([.Y$2];[.G202])" office:value-type="float" office:value="-33336" calcext:value-type="float">
            <text:p>-33336</text:p>
          </table:table-cell>
          <table:table-cell table:style-name="ce12" table:formula="of:=IF([.K202]&gt;9500;[.J202]*0.4;[.J202]*0.3)" office:value-type="float" office:value="145.2" calcext:value-type="float">
            <text:p>145,20 <text:s text:c="4"/></text:p>
          </table:table-cell>
          <table:table-cell table:number-columns-repeated="1012"/>
        </table:table-row>
        <table:table-row table:style-name="ro2" table:visibility="filter">
          <table:table-cell/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H203]*[.I203]" office:value-type="float" office:value="100.75" calcext:value-type="float">
            <text:p>100,75 zł</text:p>
          </table:table-cell>
          <table:table-cell table:style-name="ce11" table:formula="of:=DAYS([.Y$2];[.G203])" office:value-type="float" office:value="-33117" calcext:value-type="float">
            <text:p>-33117</text:p>
          </table:table-cell>
          <table:table-cell table:style-name="ce12" table:formula="of:=IF([.K203]&gt;9500;[.J203]*0.4;[.J203]*0.3)" office:value-type="float" office:value="30.225" calcext:value-type="float">
            <text:p>30,23 <text:s text:c="4"/></text:p>
          </table:table-cell>
          <table:table-cell table:number-columns-repeated="1012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Wyniki.B12:Wyniki.L106" table:display-filter-buttons="true">
          <table:filter>
            <table:filter-and>
              <table:filter-condition table:field-number="4" table:value="Rajdy Dorosłych" table:operator="="/>
              <table:filter-condition table:field-number="8" table:value="840" table:operator="="/>
            </table:filter-and>
          </table:filter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07:15:39.1247765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07:59:46.346878166</dc:date>
    <meta:editing-cycles>4</meta:editing-cycles>
    <meta:editing-duration>PT3M36S</meta:editing-duration>
    <meta:generator>LibreOffice/6.0.7.3$Linux_X86_64 LibreOffice_project/00m0$Build-3</meta:generator>
    <meta:document-statistic meta:table-count="3" meta:cell-count="3177" meta:object-count="0"/>
  </office:meta>
</office:document-meta>
</file>